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.18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3cm"/>
    </style:style>
    <style:style style:name="co4" style:family="table-column">
      <style:table-column-properties fo:break-before="auto" style:column-width="1.804cm"/>
    </style:style>
    <style:style style:name="co5" style:family="table-column">
      <style:table-column-properties fo:break-before="auto" style:column-width="1.836cm"/>
    </style:style>
    <style:style style:name="co6" style:family="table-column">
      <style:table-column-properties fo:break-before="auto" style:column-width="3.789cm"/>
    </style:style>
    <style:style style:name="co7" style:family="table-column">
      <style:table-column-properties fo:break-before="auto" style:column-width="1.408cm"/>
    </style:style>
    <style:style style:name="co8" style:family="table-column">
      <style:table-column-properties fo:break-before="auto" style:column-width="1.22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style:style style:name="ce1" style:family="table-cell" style:parent-style-name="Default">
      <style:text-properties fo:font-size="20pt" style:font-size-asian="20pt" style:font-size-complex="20pt"/>
    </style:style>
    <style:style style:name="ce3" style:family="table-cell" style:parent-style-name="Default">
      <style:text-properties fo:font-size="16pt" style:font-size-asian="16pt" style:font-size-complex="16pt"/>
    </style:style>
    <style:style style:name="ce4" style:family="table-cell" style:parent-style-name="Default">
      <style:text-properties fo:color="#3465a4" fo:font-size="20pt" fo:font-weight="bold" style:font-size-asian="20pt" style:font-weight-asian="bold" style:font-size-complex="20pt" style:font-weight-complex="bold"/>
    </style:style>
    <style:style style:name="ce5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ext-properties fo:color="#3465a4"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ext-properties fo:color="#3465a4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background-color="#ffff00" style:text-align-source="fix" style:repeat-content="false" fo:border="1.25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1.25pt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wrap-option="wrap" fo:border="1.25pt solid #000000"/>
      <style:paragraph-properties fo:text-align="center" fo:margin-left="0cm"/>
    </style:style>
    <style:style style:name="ce9" style:family="table-cell" style:parent-style-name="Default" style:data-style-name="N10002"/>
    <style:style style:name="ce14" style:family="table-cell" style:parent-style-name="Default" style:data-style-name="N10156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ffff00" style:text-align-source="fix" style:repeat-content="false" fo:border="1.25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10000">
      <style:table-cell-properties style:text-align-source="fix" style:repeat-content="false" fo:border="1.25pt solid #000000"/>
      <style:paragraph-properties fo:text-align="center" fo:margin-left="0cm"/>
    </style:style>
    <style:style style:name="ce17" style:family="table-cell" style:parent-style-name="Default" style:data-style-name="N10002">
      <style:table-cell-properties style:text-align-source="fix" style:repeat-content="false" fo:border="1.25pt solid #000000"/>
      <style:paragraph-properties fo:text-align="center" fo:margin-left="0cm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4">
      <style:table-cell-properties style:text-align-source="fix" style:repeat-content="false" fo:border="1.25pt solid #000000"/>
      <style:paragraph-properties fo:text-align="center" fo:margin-left="0cm"/>
    </style:style>
    <style:style style:name="ce20" style:family="table-cell" style:parent-style-name="Default" style:data-style-name="N2">
      <style:table-cell-properties style:text-align-source="fix" style:repeat-content="false" fo:border="1.25pt solid #000000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ackground-color="#ffff00"/>
    </style:style>
    <style:style style:name="ce50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2"/>
    <style:style style:name="ce30" style:family="table-cell" style:parent-style-name="Default">
      <style:table-cell-properties style:text-align-source="fix" style:repeat-content="false" fo:wrap-option="wrap" fo:border="1.25pt solid #000000" style:vertical-align="middl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order="1.25pt solid #000000" style:vertical-align="middle"/>
      <style:paragraph-properties fo:text-align="center" fo:margin-left="0cm"/>
    </style:style>
    <style:style style:name="ce32" style:family="table-cell" style:parent-style-name="Default" style:data-style-name="N2">
      <style:table-cell-properties style:text-align-source="fix" style:repeat-content="false" fo:border="1.25pt solid #000000" style:vertical-align="middle"/>
      <style:paragraph-properties fo:text-align="center" fo:margin-left="0cm"/>
    </style:style>
    <style:style style:name="ce33" style:family="table-cell" style:parent-style-name="Default" style:data-style-name="N10002">
      <style:table-cell-properties style:text-align-source="fix" style:repeat-content="false" fo:border="1.25pt solid #000000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fill="solid" draw:fill-color="#fffaf0" draw:textarea-horizontal-align="justify" draw:textarea-vertical-align="middle" draw:auto-grow-height="false" fo:min-height="0.757cm" fo:min-width="5.388cm"/>
      <style:paragraph-properties style:writing-mode="lr-tb"/>
    </style:style>
    <style:style style:name="gr3" style:family="graphic">
      <style:graphic-properties draw:fill="solid" draw:fill-color="#fffaf0" draw:textarea-horizontal-align="justify" draw:textarea-vertical-align="middle" draw:auto-grow-height="false" fo:min-height="0.388cm" fo:min-width="5.54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solid" draw:fill-color="#fffaf0"/>
      <style:paragraph-properties fo:text-align="center" style:writing-mode="lr-tb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ardware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11" table:default-cell-style-name="ce3"/>
        <table:table-column table:style-name="co2" table:number-columns-repeated="1012" table:default-cell-style-name="Default"/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2">
          <table:table-cell table:style-name="ce1" office:value-type="string" calcext:value-type="string">
            <text:p>Experiência:</text:p>
          </table:table-cell>
          <table:table-cell table:style-name="ce4" office:value-type="string" calcext:value-type="string">
            <text:p>Soma de prefixos com Pthreads</text:p>
          </table:table-cell>
          <table:table-cell table:style-name="ce1"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" office:value-type="string" calcext:value-type="string">
            <text:p>INFOS obtidas do programa lscpu sobre o hardwar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ostname:</text:p>
          </table:table-cell>
          <table:table-cell table:style-name="ce8" office:value-type="string" calcext:value-type="string">
            <text:p>h36</text:p>
          </table:table-cell>
          <table:table-cell table:style-name="ce8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Processador:</text:p>
          </table:table-cell>
          <table:table-cell table:style-name="ce8" office:value-type="string" calcext:value-type="string">
            <text:p>I5-7500</text:p>
          </table:table-cell>
          <table:table-cell table:style-name="ce8"/>
          <table:table-cell table:style-name="ce10"/>
          <table:table-cell table:number-columns-repeated="1020"/>
        </table:table-row>
        <table:table-row table:style-name="ro3">
          <table:table-cell office:value-type="string" calcext:value-type="string">
            <text:p>CPU MHz</text:p>
          </table:table-cell>
          <table:table-cell table:style-name="ce8" office:value-type="float" office:value="1100.012" calcext:value-type="float">
            <text:p>1100,012</text:p>
          </table:table-cell>
          <table:table-cell table:style-name="ce8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CPU max MHz</text:p>
          </table:table-cell>
          <table:table-cell table:style-name="ce8" office:value-type="float" office:value="3800" calcext:value-type="float">
            <text:p>3800</text:p>
          </table:table-cell>
          <table:table-cell table:style-name="ce8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CPU min MHz</text:p>
          </table:table-cell>
          <table:table-cell table:style-name="ce8" office:value-type="float" office:value="800" calcext:value-type="float">
            <text:p>800</text:p>
          </table:table-cell>
          <table:table-cell table:style-name="ce8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L1d cache</text:p>
          </table:table-cell>
          <table:table-cell table:style-name="ce8" office:value-type="string" calcext:value-type="string">
            <text:p>128 KiB</text:p>
          </table:table-cell>
          <table:table-cell table:style-name="ce8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L1i cache</text:p>
          </table:table-cell>
          <table:table-cell table:style-name="ce8" office:value-type="string" calcext:value-type="string">
            <text:p>128 KiB</text:p>
          </table:table-cell>
          <table:table-cell table:style-name="ce8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L2 cache</text:p>
          </table:table-cell>
          <table:table-cell table:style-name="ce8" office:value-type="string" calcext:value-type="string">
            <text:p>1 MiB</text:p>
          </table:table-cell>
          <table:table-cell table:style-name="ce8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L3 cache</text:p>
          </table:table-cell>
          <table:table-cell table:style-name="ce8" office:value-type="string" calcext:value-type="string">
            <text:p>6 MiB</text:p>
          </table:table-cell>
          <table:table-cell table:style-name="ce8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flags:</text:p>
          </table:table-cell>
          <table:table-cell office:value-type="string" calcext:value-type="string">
            <text:p>fpu vme de pse tsc msr pae mce cx8 apic sep mtrr pge mca cmov pat pse36 clflush dts acpi mmx fxsr sse sse2 ss ht tm pbe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yscall nx pdpe1gb rdtscp lm constant_tsc art arch_perfmon pebs bts rep_good nopl xtopology nonstop_tsc cpuid aperfmpe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rf pni pclmulqdq dtes64 monitor ds_cpl vmx smx est tm2 ssse3 sdbg fma cx16 xtpr pdcm pcid sse4_1 sse4_2 x2apic movbe po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cnt tsc_deadline_timer aes xsave avx f16c rdrand lahf_lm abm 3dnowprefetch cpuid_fault epb invpcid_single pti tpr_shad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ow vnmi flexpriority ept vpid ept_ad fsgsbase tsc_adjust bmi1 hle avx2 smep bmi2 erms invpcid rtm mpx rdseed adx smap c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lflushopt intel_pt xsaveopt xsavec xgetbv1 xsaves dtherm ida arat pln pts hwp hwp_notify hwp_act_window hwp_epp</text:p>
          </table:table-cell>
          <table:table-cell table:number-columns-repeated="1022"/>
        </table:table-row>
        <table:table-row table:style-name="ro3" table:number-rows-repeated="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empo-e-vazaoV1" table:style-name="ta1">
        <office:forms form:automatic-focus="false" form:apply-design-mode="false"/>
        <table:shapes>
          <draw:frame draw:z-index="0" draw:style-name="gr1" draw:text-style-name="P1" svg:width="10.795cm" svg:height="8.996cm" svg:x="0.331cm" svg:y="9.397cm">
            <draw:object draw:notify-on-update-of-ranges="'tempo-e-vazaoV1'.B17:'tempo-e-vazaoV1'.I17 'tempo-e-vazaoV1'.A18:'tempo-e-vazaoV1'.A18 'tempo-e-vazaoV1'.B18:'tempo-e-vazaoV1'.I18 'tempo-e-vazaoV1'.A19:'tempo-e-vazaoV1'.A19 'tempo-e-vazaoV1'.B19:'tempo-e-vazaoV1'.I1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1.116cm" svg:height="9.005cm" svg:x="11.704cm" svg:y="9.348cm">
            <draw:object draw:notify-on-update-of-ranges="'tempo-e-vazaoV1'.B42:'tempo-e-vazaoV1'.I42 'tempo-e-vazaoV1'.A43:'tempo-e-vazaoV1'.A43 'tempo-e-vazaoV1'.B43:'tempo-e-vazaoV1'.I43 'tempo-e-vazaoV1'.A44:'tempo-e-vazaoV1'.A44 'tempo-e-vazaoV1'.B44:'tempo-e-vazaoV1'.I4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ce7"/>
        <table:table-column table:style-name="co4" table:number-columns-repeated="8" table:default-cell-style-name="Default"/>
        <table:table-column table:style-name="co2" table:number-columns-repeated="1015" table:default-cell-style-name="Default"/>
        <table:table-row table:style-name="ro4">
          <table:table-cell/>
          <table:table-cell table:style-name="ce9"/>
          <table:table-cell table:style-name="ce2" office:value-type="string" calcext:value-type="string">
            <text:p>prefixSum rodando no h36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2" office:value-type="string" calcext:value-type="string">
            <text:p>Executando 10 vezes </text:p>
          </table:table-cell>
          <table:table-cell table:number-columns-repeated="4"/>
          <table:table-cell table:style-name="ce25" office:value-type="string" calcext:value-type="string">
            <text:p>total elements:</text:p>
          </table:table-cell>
          <table:table-cell table:style-name="ce7" table:formula="of:=[$dadosV1.B1]" office:value-type="float" office:value="5000000" calcext:value-type="float">
            <text:p>500000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>
            <text:p><text:s/>1 threads:</text:p>
          </table:table-cell>
          <table:table-cell table:style-name="ce7" office:value-type="string" calcext:value-type="string">
            <text:p><text:s/>2 threads:</text:p>
          </table:table-cell>
          <table:table-cell table:style-name="ce7" office:value-type="string" calcext:value-type="string">
            <text:p><text:s/>3 threads:</text:p>
          </table:table-cell>
          <table:table-cell table:style-name="ce7" office:value-type="string" calcext:value-type="string">
            <text:p><text:s/>4 threads:</text:p>
          </table:table-cell>
          <table:table-cell table:style-name="ce7" office:value-type="string" calcext:value-type="string">
            <text:p><text:s/>5 threads:</text:p>
          </table:table-cell>
          <table:table-cell table:style-name="ce7" office:value-type="string" calcext:value-type="string">
            <text:p><text:s/>6 threads:</text:p>
          </table:table-cell>
          <table:table-cell table:style-name="ce7" office:value-type="string" calcext:value-type="string">
            <text:p><text:s/>7 threads:</text:p>
          </table:table-cell>
          <table:table-cell table:style-name="ce7" office:value-type="string" calcext:value-type="string">
            <text:p><text:s/>8 threads:</text:p>
          </table:table-cell>
          <table:table-cell table:number-columns-repeated="1015"/>
        </table:table-row>
        <table:table-row table:style-name="ro1">
          <table:table-cell/>
          <table:table-cell table:style-name="ce14" table:formula="of:=[$dadosV1.$A2]" office:value-type="float" office:value="6.063911" calcext:value-type="float">
            <text:p>6.063911</text:p>
          </table:table-cell>
          <table:table-cell table:style-name="ce14" table:formula="of:=[$dadosV1.$A13]" office:value-type="float" office:value="5.420564" calcext:value-type="float">
            <text:p>5.420564</text:p>
          </table:table-cell>
          <table:table-cell table:style-name="ce14" table:formula="of:=[$dadosV1.$A24]" office:value-type="float" office:value="5.403822" calcext:value-type="float">
            <text:p>5.403822</text:p>
          </table:table-cell>
          <table:table-cell table:style-name="ce14" table:formula="of:=[$dadosV1.$A35]" office:value-type="float" office:value="5.268262" calcext:value-type="float">
            <text:p>5.268262</text:p>
          </table:table-cell>
          <table:table-cell table:style-name="ce14" table:formula="of:=[$dadosV1.$A46]" office:value-type="float" office:value="5.514803" calcext:value-type="float">
            <text:p>5.514803</text:p>
          </table:table-cell>
          <table:table-cell table:style-name="ce14" table:formula="of:=[$dadosV1.$A57]" office:value-type="float" office:value="5.418981" calcext:value-type="float">
            <text:p>5.418981</text:p>
          </table:table-cell>
          <table:table-cell table:style-name="ce14" table:formula="of:=[$dadosV1.$A68]" office:value-type="float" office:value="5.393917" calcext:value-type="float">
            <text:p>5.393917</text:p>
          </table:table-cell>
          <table:table-cell table:style-name="ce14" table:formula="of:=[$dadosV1.$A79]" office:value-type="float" office:value="5.307953" calcext:value-type="float">
            <text:p>5.307953</text:p>
          </table:table-cell>
          <table:table-cell table:number-columns-repeated="1015"/>
        </table:table-row>
        <table:table-row table:style-name="ro1">
          <table:table-cell/>
          <table:table-cell table:style-name="ce14" table:formula="of:=[$dadosV1.$A3]" office:value-type="float" office:value="6.035089" calcext:value-type="float">
            <text:p>6.035089</text:p>
          </table:table-cell>
          <table:table-cell table:style-name="ce14" table:formula="of:=[$dadosV1.$A14]" office:value-type="float" office:value="5.413448" calcext:value-type="float">
            <text:p>5.413448</text:p>
          </table:table-cell>
          <table:table-cell table:style-name="ce14" table:formula="of:=[$dadosV1.$A25]" office:value-type="float" office:value="5.403031" calcext:value-type="float">
            <text:p>5.403031</text:p>
          </table:table-cell>
          <table:table-cell table:style-name="ce14" table:formula="of:=[$dadosV1.$A36]" office:value-type="float" office:value="5.274091" calcext:value-type="float">
            <text:p>5.274091</text:p>
          </table:table-cell>
          <table:table-cell table:style-name="ce14" table:formula="of:=[$dadosV1.$A47]" office:value-type="float" office:value="5.506831" calcext:value-type="float">
            <text:p>5.506831</text:p>
          </table:table-cell>
          <table:table-cell table:style-name="ce14" table:formula="of:=[$dadosV1.$A58]" office:value-type="float" office:value="5.414957" calcext:value-type="float">
            <text:p>5.414957</text:p>
          </table:table-cell>
          <table:table-cell table:style-name="ce14" table:formula="of:=[$dadosV1.$A69]" office:value-type="float" office:value="5.397508" calcext:value-type="float">
            <text:p>5.397508</text:p>
          </table:table-cell>
          <table:table-cell table:style-name="ce14" table:formula="of:=[$dadosV1.$A80]" office:value-type="float" office:value="5.302764" calcext:value-type="float">
            <text:p>5.302764</text:p>
          </table:table-cell>
          <table:table-cell table:number-columns-repeated="1015"/>
        </table:table-row>
        <table:table-row table:style-name="ro1">
          <table:table-cell/>
          <table:table-cell table:style-name="ce14" table:formula="of:=[$dadosV1.$A4]" office:value-type="float" office:value="6.08301" calcext:value-type="float">
            <text:p>6.083010</text:p>
          </table:table-cell>
          <table:table-cell table:style-name="ce14" table:formula="of:=[$dadosV1.$A15]" office:value-type="float" office:value="5.4233" calcext:value-type="float">
            <text:p>5.423300</text:p>
          </table:table-cell>
          <table:table-cell table:style-name="ce14" table:formula="of:=[$dadosV1.$A26]" office:value-type="float" office:value="5.407687" calcext:value-type="float">
            <text:p>5.407687</text:p>
          </table:table-cell>
          <table:table-cell table:style-name="ce14" table:formula="of:=[$dadosV1.$A37]" office:value-type="float" office:value="5.26881" calcext:value-type="float">
            <text:p>5.268810</text:p>
          </table:table-cell>
          <table:table-cell table:style-name="ce14" table:formula="of:=[$dadosV1.$A48]" office:value-type="float" office:value="5.521888" calcext:value-type="float">
            <text:p>5.521888</text:p>
          </table:table-cell>
          <table:table-cell table:style-name="ce14" table:formula="of:=[$dadosV1.$A59]" office:value-type="float" office:value="5.431057" calcext:value-type="float">
            <text:p>5.431057</text:p>
          </table:table-cell>
          <table:table-cell table:style-name="ce14" table:formula="of:=[$dadosV1.$A70]" office:value-type="float" office:value="5.403887" calcext:value-type="float">
            <text:p>5.403887</text:p>
          </table:table-cell>
          <table:table-cell table:style-name="ce14" table:formula="of:=[$dadosV1.$A81]" office:value-type="float" office:value="5.304929" calcext:value-type="float">
            <text:p>5.304929</text:p>
          </table:table-cell>
          <table:table-cell table:number-columns-repeated="1015"/>
        </table:table-row>
        <table:table-row table:style-name="ro1">
          <table:table-cell/>
          <table:table-cell table:style-name="ce14" table:formula="of:=[$dadosV1.$A5]" office:value-type="float" office:value="6.03076" calcext:value-type="float">
            <text:p>6.030760</text:p>
          </table:table-cell>
          <table:table-cell table:style-name="ce14" table:formula="of:=[$dadosV1.$A16]" office:value-type="float" office:value="5.394077" calcext:value-type="float">
            <text:p>5.394077</text:p>
          </table:table-cell>
          <table:table-cell table:style-name="ce14" table:formula="of:=[$dadosV1.$A27]" office:value-type="float" office:value="5.397615" calcext:value-type="float">
            <text:p>5.397615</text:p>
          </table:table-cell>
          <table:table-cell table:style-name="ce14" table:formula="of:=[$dadosV1.$A38]" office:value-type="float" office:value="5.264063" calcext:value-type="float">
            <text:p>5.264063</text:p>
          </table:table-cell>
          <table:table-cell table:style-name="ce14" table:formula="of:=[$dadosV1.$A49]" office:value-type="float" office:value="5.523559" calcext:value-type="float">
            <text:p>5.523559</text:p>
          </table:table-cell>
          <table:table-cell table:style-name="ce14" table:formula="of:=[$dadosV1.$A60]" office:value-type="float" office:value="5.45302" calcext:value-type="float">
            <text:p>5.453020</text:p>
          </table:table-cell>
          <table:table-cell table:style-name="ce14" table:formula="of:=[$dadosV1.$A71]" office:value-type="float" office:value="5.396913" calcext:value-type="float">
            <text:p>5.396913</text:p>
          </table:table-cell>
          <table:table-cell table:style-name="ce14" table:formula="of:=[$dadosV1.$A82]" office:value-type="float" office:value="5.307216" calcext:value-type="float">
            <text:p>5.307216</text:p>
          </table:table-cell>
          <table:table-cell table:number-columns-repeated="1015"/>
        </table:table-row>
        <table:table-row table:style-name="ro1">
          <table:table-cell/>
          <table:table-cell table:style-name="ce14" table:formula="of:=[$dadosV1.$A6]" office:value-type="float" office:value="6.046118" calcext:value-type="float">
            <text:p>6.046118</text:p>
          </table:table-cell>
          <table:table-cell table:style-name="ce14" table:formula="of:=[$dadosV1.$A17]" office:value-type="float" office:value="5.441992" calcext:value-type="float">
            <text:p>5.441992</text:p>
          </table:table-cell>
          <table:table-cell table:style-name="ce14" table:formula="of:=[$dadosV1.$A28]" office:value-type="float" office:value="5.392965" calcext:value-type="float">
            <text:p>5.392965</text:p>
          </table:table-cell>
          <table:table-cell table:style-name="ce14" table:formula="of:=[$dadosV1.$A39]" office:value-type="float" office:value="5.279799" calcext:value-type="float">
            <text:p>5.279799</text:p>
          </table:table-cell>
          <table:table-cell table:style-name="ce14" table:formula="of:=[$dadosV1.$A50]" office:value-type="float" office:value="5.517443" calcext:value-type="float">
            <text:p>5.517443</text:p>
          </table:table-cell>
          <table:table-cell table:style-name="ce14" table:formula="of:=[$dadosV1.$A61]" office:value-type="float" office:value="5.411286" calcext:value-type="float">
            <text:p>5.411286</text:p>
          </table:table-cell>
          <table:table-cell table:style-name="ce14" table:formula="of:=[$dadosV1.$A72]" office:value-type="float" office:value="5.394599" calcext:value-type="float">
            <text:p>5.394599</text:p>
          </table:table-cell>
          <table:table-cell table:style-name="ce14" table:formula="of:=[$dadosV1.$A83]" office:value-type="float" office:value="5.294916" calcext:value-type="float">
            <text:p>5.294916</text:p>
          </table:table-cell>
          <table:table-cell table:number-columns-repeated="1015"/>
        </table:table-row>
        <table:table-row table:style-name="ro1">
          <table:table-cell/>
          <table:table-cell table:style-name="ce14" table:formula="of:=[$dadosV1.$A7]" office:value-type="float" office:value="6.05546" calcext:value-type="float">
            <text:p>6.055460</text:p>
          </table:table-cell>
          <table:table-cell table:style-name="ce14" table:formula="of:=[$dadosV1.$A18]" office:value-type="float" office:value="5.373374" calcext:value-type="float">
            <text:p>5.373374</text:p>
          </table:table-cell>
          <table:table-cell table:style-name="ce14" table:formula="of:=[$dadosV1.$A29]" office:value-type="float" office:value="5.399293" calcext:value-type="float">
            <text:p>5.399293</text:p>
          </table:table-cell>
          <table:table-cell table:style-name="ce14" table:formula="of:=[$dadosV1.$A40]" office:value-type="float" office:value="5.264213" calcext:value-type="float">
            <text:p>5.264213</text:p>
          </table:table-cell>
          <table:table-cell table:style-name="ce14" table:formula="of:=[$dadosV1.$A51]" office:value-type="float" office:value="5.50789" calcext:value-type="float">
            <text:p>5.507890</text:p>
          </table:table-cell>
          <table:table-cell table:style-name="ce14" table:formula="of:=[$dadosV1.$A62]" office:value-type="float" office:value="5.419823" calcext:value-type="float">
            <text:p>5.419823</text:p>
          </table:table-cell>
          <table:table-cell table:style-name="ce14" table:formula="of:=[$dadosV1.$A73]" office:value-type="float" office:value="5.394597" calcext:value-type="float">
            <text:p>5.394597</text:p>
          </table:table-cell>
          <table:table-cell table:style-name="ce14" table:formula="of:=[$dadosV1.$A84]" office:value-type="float" office:value="5.403344" calcext:value-type="float">
            <text:p>5.403344</text:p>
          </table:table-cell>
          <table:table-cell table:number-columns-repeated="1015"/>
        </table:table-row>
        <table:table-row table:style-name="ro1">
          <table:table-cell/>
          <table:table-cell table:style-name="ce14" table:formula="of:=[$dadosV1.$A8]" office:value-type="float" office:value="6.056824" calcext:value-type="float">
            <text:p>6.056824</text:p>
          </table:table-cell>
          <table:table-cell table:style-name="ce14" table:formula="of:=[$dadosV1.$A19]" office:value-type="float" office:value="5.395553" calcext:value-type="float">
            <text:p>5.395553</text:p>
          </table:table-cell>
          <table:table-cell table:style-name="ce14" table:formula="of:=[$dadosV1.$A30]" office:value-type="float" office:value="5.389386" calcext:value-type="float">
            <text:p>5.389386</text:p>
          </table:table-cell>
          <table:table-cell table:style-name="ce14" table:formula="of:=[$dadosV1.$A41]" office:value-type="float" office:value="5.27898" calcext:value-type="float">
            <text:p>5.278980</text:p>
          </table:table-cell>
          <table:table-cell table:style-name="ce14" table:formula="of:=[$dadosV1.$A52]" office:value-type="float" office:value="5.52718" calcext:value-type="float">
            <text:p>5.527180</text:p>
          </table:table-cell>
          <table:table-cell table:style-name="ce14" table:formula="of:=[$dadosV1.$A63]" office:value-type="float" office:value="5.415927" calcext:value-type="float">
            <text:p>5.415927</text:p>
          </table:table-cell>
          <table:table-cell table:style-name="ce14" table:formula="of:=[$dadosV1.$A74]" office:value-type="float" office:value="5.398213" calcext:value-type="float">
            <text:p>5.398213</text:p>
          </table:table-cell>
          <table:table-cell table:style-name="ce14" table:formula="of:=[$dadosV1.$A85]" office:value-type="float" office:value="5.417093" calcext:value-type="float">
            <text:p>5.417093</text:p>
          </table:table-cell>
          <table:table-cell table:number-columns-repeated="1015"/>
        </table:table-row>
        <table:table-row table:style-name="ro1">
          <table:table-cell/>
          <table:table-cell table:style-name="ce14" table:formula="of:=[$dadosV1.$A9]" office:value-type="float" office:value="6.073834" calcext:value-type="float">
            <text:p>6.073834</text:p>
          </table:table-cell>
          <table:table-cell table:style-name="ce14" table:formula="of:=[$dadosV1.$A20]" office:value-type="float" office:value="5.424337" calcext:value-type="float">
            <text:p>5.424337</text:p>
          </table:table-cell>
          <table:table-cell table:style-name="ce14" table:formula="of:=[$dadosV1.$A31]" office:value-type="float" office:value="5.404599" calcext:value-type="float">
            <text:p>5.404599</text:p>
          </table:table-cell>
          <table:table-cell table:style-name="ce14" table:formula="of:=[$dadosV1.$A42]" office:value-type="float" office:value="5.266337" calcext:value-type="float">
            <text:p>5.266337</text:p>
          </table:table-cell>
          <table:table-cell table:style-name="ce14" table:formula="of:=[$dadosV1.$A53]" office:value-type="float" office:value="5.524155" calcext:value-type="float">
            <text:p>5.524155</text:p>
          </table:table-cell>
          <table:table-cell table:style-name="ce14" table:formula="of:=[$dadosV1.$A64]" office:value-type="float" office:value="5.415836" calcext:value-type="float">
            <text:p>5.415836</text:p>
          </table:table-cell>
          <table:table-cell table:style-name="ce14" table:formula="of:=[$dadosV1.$A75]" office:value-type="float" office:value="5.396019" calcext:value-type="float">
            <text:p>5.396019</text:p>
          </table:table-cell>
          <table:table-cell table:style-name="ce14" table:formula="of:=[$dadosV1.$A86]" office:value-type="float" office:value="5.468746" calcext:value-type="float">
            <text:p>5.468746</text:p>
          </table:table-cell>
          <table:table-cell table:number-columns-repeated="1015"/>
        </table:table-row>
        <table:table-row table:style-name="ro1">
          <table:table-cell/>
          <table:table-cell table:style-name="ce14" table:formula="of:=[$dadosV1.$A10]" office:value-type="float" office:value="6.067162" calcext:value-type="float">
            <text:p>6.067162</text:p>
          </table:table-cell>
          <table:table-cell table:style-name="ce14" table:formula="of:=[$dadosV1.$A21]" office:value-type="float" office:value="5.417619" calcext:value-type="float">
            <text:p>5.417619</text:p>
          </table:table-cell>
          <table:table-cell table:style-name="ce14" table:formula="of:=[$dadosV1.$A32]" office:value-type="float" office:value="5.397541" calcext:value-type="float">
            <text:p>5.397541</text:p>
          </table:table-cell>
          <table:table-cell table:style-name="ce14" table:formula="of:=[$dadosV1.$A43]" office:value-type="float" office:value="5.272388" calcext:value-type="float">
            <text:p>5.272388</text:p>
          </table:table-cell>
          <table:table-cell table:style-name="ce14" table:formula="of:=[$dadosV1.$A54]" office:value-type="float" office:value="5.530216" calcext:value-type="float">
            <text:p>5.530216</text:p>
          </table:table-cell>
          <table:table-cell table:style-name="ce14" table:formula="of:=[$dadosV1.$A65]" office:value-type="float" office:value="5.412006" calcext:value-type="float">
            <text:p>5.412006</text:p>
          </table:table-cell>
          <table:table-cell table:style-name="ce14" table:formula="of:=[$dadosV1.$A76]" office:value-type="float" office:value="5.389548" calcext:value-type="float">
            <text:p>5.389548</text:p>
          </table:table-cell>
          <table:table-cell table:style-name="ce14" table:formula="of:=[$dadosV1.$A87]" office:value-type="float" office:value="5.367308" calcext:value-type="float">
            <text:p>5.367308</text:p>
          </table:table-cell>
          <table:table-cell table:number-columns-repeated="1015"/>
        </table:table-row>
        <table:table-row table:style-name="ro1">
          <table:table-cell/>
          <table:table-cell table:style-name="ce14" table:formula="of:=[$dadosV1.$A11]" office:value-type="float" office:value="6.082412" calcext:value-type="float">
            <text:p>6.082412</text:p>
          </table:table-cell>
          <table:table-cell table:style-name="ce14" table:formula="of:=[$dadosV1.$A22]" office:value-type="float" office:value="5.394114" calcext:value-type="float">
            <text:p>5.394114</text:p>
          </table:table-cell>
          <table:table-cell table:style-name="ce14" table:formula="of:=[$dadosV1.$A33]" office:value-type="float" office:value="5.399408" calcext:value-type="float">
            <text:p>5.399408</text:p>
          </table:table-cell>
          <table:table-cell table:style-name="ce14" table:formula="of:=[$dadosV1.$A44]" office:value-type="float" office:value="5.281746" calcext:value-type="float">
            <text:p>5.281746</text:p>
          </table:table-cell>
          <table:table-cell table:style-name="ce14" table:formula="of:=[$dadosV1.$A55]" office:value-type="float" office:value="5.516972" calcext:value-type="float">
            <text:p>5.516972</text:p>
          </table:table-cell>
          <table:table-cell table:style-name="ce14" table:formula="of:=[$dadosV1.$A66]" office:value-type="float" office:value="5.414882" calcext:value-type="float">
            <text:p>5.414882</text:p>
          </table:table-cell>
          <table:table-cell table:style-name="ce14" table:formula="of:=[$dadosV1.$A77]" office:value-type="float" office:value="5.393375" calcext:value-type="float">
            <text:p>5.393375</text:p>
          </table:table-cell>
          <table:table-cell table:style-name="ce14" table:formula="of:=[$dadosV1.$A88]" office:value-type="float" office:value="5.387483" calcext:value-type="float">
            <text:p>5.387483</text:p>
          </table:table-cell>
          <table:table-cell table:number-columns-repeated="1015"/>
        </table:table-row>
        <table:table-row table:style-name="ro1">
          <table:table-cell/>
          <table:table-cell table:style-name="ce7" table:number-columns-repeated="8"/>
          <table:table-cell table:number-columns-repeated="1015"/>
        </table:table-row>
        <table:table-row table:style-name="ro1">
          <table:table-cell table:style-name="ce27"/>
          <table:table-cell table:style-name="ce15" office:value-type="string" calcext:value-type="string" table:number-columns-spanned="8" table:number-rows-spanned="1">
            <text:p>Tempo médio</text:p>
          </table:table-cell>
          <table:covered-table-cell table:number-columns-repeated="7" table:style-name="ce27"/>
          <table:table-cell table:style-name="ce11" table:number-columns-repeated="1015"/>
        </table:table-row>
        <table:table-row table:style-name="ro1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5">
          <table:table-cell table:style-name="ce12" office:value-type="string" calcext:value-type="string">
            <text:p>tempo médio (ms)</text:p>
          </table:table-cell>
          <table:table-cell table:style-name="ce6" table:formula="of:=ROUND(SUM([.B5:.B14])*1000/10;2)" office:value-type="float" office:value="6059.46" calcext:value-type="float">
            <text:p>6059,46</text:p>
          </table:table-cell>
          <table:table-cell table:style-name="ce19" table:formula="of:=ROUND(SUM([.C5:.C14])*1000/10;0)" office:value-type="float" office:value="5410" calcext:value-type="float">
            <text:p>5.410,00</text:p>
          </table:table-cell>
          <table:table-cell table:style-name="ce6" table:formula="of:=ROUND(SUM([.D5:.D14])*1000/10;0)" office:value-type="float" office:value="5400" calcext:value-type="float">
            <text:p>5400</text:p>
          </table:table-cell>
          <table:table-cell table:style-name="ce6" table:formula="of:=ROUND(SUM([.E5:.E14])*1000/10;0)" office:value-type="float" office:value="5272" calcext:value-type="float">
            <text:p>5272</text:p>
          </table:table-cell>
          <table:table-cell table:style-name="ce6" table:formula="of:=ROUND(SUM([.F5:.F14])*1000/10;0)" office:value-type="float" office:value="5519" calcext:value-type="float">
            <text:p>5519</text:p>
          </table:table-cell>
          <table:table-cell table:style-name="ce6" table:formula="of:=ROUND(SUM([.G5:.G14])*1000/10;0)" office:value-type="float" office:value="5421" calcext:value-type="float">
            <text:p>5421</text:p>
          </table:table-cell>
          <table:table-cell table:style-name="ce6" table:formula="of:=ROUND(SUM([.H5:.H14])*1000/10;0)" office:value-type="float" office:value="5396" calcext:value-type="float">
            <text:p>5396</text:p>
          </table:table-cell>
          <table:table-cell table:style-name="ce6" table:formula="of:=ROUND(SUM([.I5:.I14])*1000/10;0)" office:value-type="float" office:value="5356" calcext:value-type="float">
            <text:p>5356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Aceleraçao</text:p>
          </table:table-cell>
          <table:table-cell table:style-name="ce17" table:formula="of:=ROUND([.$B18]/[.B18];2)" office:value-type="float" office:value="1" calcext:value-type="float">
            <text:p>1.00</text:p>
          </table:table-cell>
          <table:table-cell table:style-name="ce20" table:formula="of:=ROUND([.$B18]/[.C18];2)" office:value-type="float" office:value="1.12" calcext:value-type="float">
            <text:p>1,12</text:p>
          </table:table-cell>
          <table:table-cell table:style-name="ce20" table:formula="of:=ROUND([.$B18]/[.D18];2)" office:value-type="float" office:value="1.12" calcext:value-type="float">
            <text:p>1,12</text:p>
          </table:table-cell>
          <table:table-cell table:style-name="ce20" table:formula="of:=ROUND([.$B18]/[.E18];2)" office:value-type="float" office:value="1.15" calcext:value-type="float">
            <text:p>1,15</text:p>
          </table:table-cell>
          <table:table-cell table:style-name="ce20" table:formula="of:=ROUND([.$B18]/[.F18];2)" office:value-type="float" office:value="1.1" calcext:value-type="float">
            <text:p>1,10</text:p>
          </table:table-cell>
          <table:table-cell table:style-name="ce20" table:formula="of:=ROUND([.$B18]/[.G18];2)" office:value-type="float" office:value="1.12" calcext:value-type="float">
            <text:p>1,12</text:p>
          </table:table-cell>
          <table:table-cell table:style-name="ce20" table:formula="of:=ROUND([.$B18]/[.H18];2)" office:value-type="float" office:value="1.12" calcext:value-type="float">
            <text:p>1,12</text:p>
          </table:table-cell>
          <table:table-cell table:style-name="ce20" table:formula="of:=ROUND([.$B18]/[.I18];2)" office:value-type="float" office:value="1.13" calcext:value-type="float">
            <text:p>1,13</text:p>
          </table:table-cell>
          <table:table-cell table:number-columns-repeated="1015"/>
        </table:table-row>
        <table:table-row table:style-name="ro1" table:number-rows-repeated="21">
          <table:table-cell table:number-columns-repeated="1024"/>
        </table:table-row>
        <table:table-row table:style-name="ro1">
          <table:table-cell table:style-name="ce27"/>
          <table:table-cell table:style-name="ce15" office:value-type="string" calcext:value-type="string" table:number-columns-spanned="8" table:number-rows-spanned="1">
            <text:p>VAZAO MEDIA:</text:p>
          </table:table-cell>
          <table:covered-table-cell table:number-columns-repeated="7" table:style-name="ce27"/>
          <table:table-cell table:number-columns-repeated="1015"/>
        </table:table-row>
        <table:table-row table:style-name="ro1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5">
          <table:table-cell table:style-name="ce12" office:value-type="string" calcext:value-type="string">
            <text:p>vazao média (Mels/S)</text:p>
          </table:table-cell>
          <table:table-cell table:style-name="ce6" table:formula="of:=ROUND([.$I$2]*1000/(([.B18]/1000)*1000*1000);0)" office:value-type="float" office:value="825" calcext:value-type="float">
            <text:p>825</text:p>
          </table:table-cell>
          <table:table-cell table:style-name="ce6" table:formula="of:=ROUND([.$I$2]*1000/(([.C18]/1000)*1000*1000);0)" office:value-type="float" office:value="924" calcext:value-type="float">
            <text:p>924</text:p>
          </table:table-cell>
          <table:table-cell table:style-name="ce6" table:formula="of:=ROUND([.$I$2]*1000/(([.D18]/1000)*1000*1000);0)" office:value-type="float" office:value="926" calcext:value-type="float">
            <text:p>926</text:p>
          </table:table-cell>
          <table:table-cell table:style-name="ce6" table:formula="of:=ROUND([.$I$2]*1000/(([.E18]/1000)*1000*1000);0)" office:value-type="float" office:value="948" calcext:value-type="float">
            <text:p>948</text:p>
          </table:table-cell>
          <table:table-cell table:style-name="ce6" table:formula="of:=ROUND([.$I$2]*1000/(([.F18]/1000)*1000*1000);0)" office:value-type="float" office:value="906" calcext:value-type="float">
            <text:p>906</text:p>
          </table:table-cell>
          <table:table-cell table:style-name="ce6" table:formula="of:=ROUND([.$I$2]*1000/(([.G18]/1000)*1000*1000);0)" office:value-type="float" office:value="922" calcext:value-type="float">
            <text:p>922</text:p>
          </table:table-cell>
          <table:table-cell table:style-name="ce6" table:formula="of:=ROUND([.$I$2]*1000/(([.H18]/1000)*1000*1000);0)" office:value-type="float" office:value="927" calcext:value-type="float">
            <text:p>927</text:p>
          </table:table-cell>
          <table:table-cell table:style-name="ce6" table:formula="of:=ROUND([.$I$2]*1000/(([.I18]/1000)*1000*1000);0)" office:value-type="float" office:value="934" calcext:value-type="float">
            <text:p>934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Aceleraçao</text:p>
          </table:table-cell>
          <table:table-cell table:style-name="ce17" table:formula="of:=[.B19]" office:value-type="float" office:value="1" calcext:value-type="float">
            <text:p>1.00</text:p>
          </table:table-cell>
          <table:table-cell table:style-name="ce17" table:formula="of:=[.C19]" office:value-type="float" office:value="1.12" calcext:value-type="float">
            <text:p>1.12</text:p>
          </table:table-cell>
          <table:table-cell table:style-name="ce17" table:formula="of:=[.D19]" office:value-type="float" office:value="1.12" calcext:value-type="float">
            <text:p>1.12</text:p>
          </table:table-cell>
          <table:table-cell table:style-name="ce17" table:formula="of:=[.E19]" office:value-type="float" office:value="1.15" calcext:value-type="float">
            <text:p>1.15</text:p>
          </table:table-cell>
          <table:table-cell table:style-name="ce17" table:formula="of:=[.F19]" office:value-type="float" office:value="1.1" calcext:value-type="float">
            <text:p>1.10</text:p>
          </table:table-cell>
          <table:table-cell table:style-name="ce17" table:formula="of:=[.G19]" office:value-type="float" office:value="1.12" calcext:value-type="float">
            <text:p>1.12</text:p>
          </table:table-cell>
          <table:table-cell table:style-name="ce17" table:formula="of:=[.H19]" office:value-type="float" office:value="1.12" calcext:value-type="float">
            <text:p>1.12</text:p>
          </table:table-cell>
          <table:table-cell table:style-name="ce17" table:formula="of:=[.I19]" office:value-type="float" office:value="1.13" calcext:value-type="float">
            <text:p>1.13</text:p>
          </table:table-cell>
          <table:table-cell table:number-columns-repeated="1015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dosV1" table:style-name="ta1">
        <office:forms form:automatic-focus="false" form:apply-design-mode="false"/>
        <table:table-column table:style-name="co2" table:number-columns-repeated="26" table:default-cell-style-name="ce51"/>
        <table:table-row table:style-name="ro6">
          <table:table-cell table:style-name="ce50" office:value-type="string" calcext:value-type="string">
            <text:p>Executando 10 vezes com </text:p>
          </table:table-cell>
          <table:table-cell table:style-name="ce50" office:value-type="float" office:value="5000000" calcext:value-type="float">
            <text:p>5000000</text:p>
          </table:table-cell>
          <table:table-cell office:value-type="string" calcext:value-type="string">
            <text:p><text:s/>elementos 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hreads:</text:p>
          </table:table-cell>
          <table:table-cell table:number-columns-repeated="21"/>
        </table:table-row>
        <table:table-row table:style-name="ro1">
          <table:table-cell table:style-name="ce50" office:value-type="float" office:value="6.063911" calcext:value-type="float">
            <text:p>6,063911</text:p>
          </table:table-cell>
          <table:table-cell table:number-columns-repeated="25"/>
        </table:table-row>
        <table:table-row table:style-name="ro1">
          <table:table-cell table:style-name="ce50" office:value-type="float" office:value="6.035089" calcext:value-type="float">
            <text:p>6,035089</text:p>
          </table:table-cell>
          <table:table-cell table:number-columns-repeated="25"/>
        </table:table-row>
        <table:table-row table:style-name="ro1">
          <table:table-cell table:style-name="ce50" office:value-type="float" office:value="6.08301" calcext:value-type="float">
            <text:p>6,08301</text:p>
          </table:table-cell>
          <table:table-cell table:number-columns-repeated="25"/>
        </table:table-row>
        <table:table-row table:style-name="ro1">
          <table:table-cell table:style-name="ce50" office:value-type="float" office:value="6.03076" calcext:value-type="float">
            <text:p>6,03076</text:p>
          </table:table-cell>
          <table:table-cell table:number-columns-repeated="25"/>
        </table:table-row>
        <table:table-row table:style-name="ro1">
          <table:table-cell table:style-name="ce50" office:value-type="float" office:value="6.046118" calcext:value-type="float">
            <text:p>6,046118</text:p>
          </table:table-cell>
          <table:table-cell table:number-columns-repeated="25"/>
        </table:table-row>
        <table:table-row table:style-name="ro1">
          <table:table-cell table:style-name="ce50" office:value-type="float" office:value="6.05546" calcext:value-type="float">
            <text:p>6,05546</text:p>
          </table:table-cell>
          <table:table-cell table:number-columns-repeated="25"/>
        </table:table-row>
        <table:table-row table:style-name="ro1">
          <table:table-cell table:style-name="ce50" office:value-type="float" office:value="6.056824" calcext:value-type="float">
            <text:p>6,056824</text:p>
          </table:table-cell>
          <table:table-cell table:number-columns-repeated="25"/>
        </table:table-row>
        <table:table-row table:style-name="ro1">
          <table:table-cell table:style-name="ce50" office:value-type="float" office:value="6.073834" calcext:value-type="float">
            <text:p>6,073834</text:p>
          </table:table-cell>
          <table:table-cell table:number-columns-repeated="25"/>
        </table:table-row>
        <table:table-row table:style-name="ro1">
          <table:table-cell table:style-name="ce50" office:value-type="float" office:value="6.067162" calcext:value-type="float">
            <text:p>6,067162</text:p>
          </table:table-cell>
          <table:table-cell table:number-columns-repeated="25"/>
        </table:table-row>
        <table:table-row table:style-name="ro1">
          <table:table-cell table:style-name="ce50" office:value-type="float" office:value="6.082412" calcext:value-type="float">
            <text:p>6,082412</text:p>
          </table:table-cell>
          <table:table-cell table:number-columns-repeated="25"/>
        </table:table-row>
        <table:table-row table:style-name="ro6">
          <table:table-cell table:style-name="ce50" office:value-type="string" calcext:value-type="string">
            <text:p>Executando 10 vezes com 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<text:s/>elementos 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threads:</text:p>
          </table:table-cell>
          <table:table-cell table:number-columns-repeated="21"/>
        </table:table-row>
        <table:table-row table:style-name="ro1">
          <table:table-cell table:style-name="ce50" office:value-type="float" office:value="5.420564" calcext:value-type="float">
            <text:p>5,420564</text:p>
          </table:table-cell>
          <table:table-cell table:number-columns-repeated="25"/>
        </table:table-row>
        <table:table-row table:style-name="ro1">
          <table:table-cell table:style-name="ce50" office:value-type="float" office:value="5.413448" calcext:value-type="float">
            <text:p>5,413448</text:p>
          </table:table-cell>
          <table:table-cell table:number-columns-repeated="25"/>
        </table:table-row>
        <table:table-row table:style-name="ro1">
          <table:table-cell table:style-name="ce50" office:value-type="float" office:value="5.4233" calcext:value-type="float">
            <text:p>5,4233</text:p>
          </table:table-cell>
          <table:table-cell table:number-columns-repeated="25"/>
        </table:table-row>
        <table:table-row table:style-name="ro1">
          <table:table-cell table:style-name="ce50" office:value-type="float" office:value="5.394077" calcext:value-type="float">
            <text:p>5,394077</text:p>
          </table:table-cell>
          <table:table-cell table:number-columns-repeated="25"/>
        </table:table-row>
        <table:table-row table:style-name="ro1">
          <table:table-cell table:style-name="ce50" office:value-type="float" office:value="5.441992" calcext:value-type="float">
            <text:p>5,441992</text:p>
          </table:table-cell>
          <table:table-cell table:number-columns-repeated="25"/>
        </table:table-row>
        <table:table-row table:style-name="ro1">
          <table:table-cell table:style-name="ce50" office:value-type="float" office:value="5.373374" calcext:value-type="float">
            <text:p>5,373374</text:p>
          </table:table-cell>
          <table:table-cell table:number-columns-repeated="25"/>
        </table:table-row>
        <table:table-row table:style-name="ro1">
          <table:table-cell table:style-name="ce50" office:value-type="float" office:value="5.395553" calcext:value-type="float">
            <text:p>5,395553</text:p>
          </table:table-cell>
          <table:table-cell table:number-columns-repeated="25"/>
        </table:table-row>
        <table:table-row table:style-name="ro1">
          <table:table-cell table:style-name="ce50" office:value-type="float" office:value="5.424337" calcext:value-type="float">
            <text:p>5,424337</text:p>
          </table:table-cell>
          <table:table-cell table:number-columns-repeated="25"/>
        </table:table-row>
        <table:table-row table:style-name="ro1">
          <table:table-cell table:style-name="ce50" office:value-type="float" office:value="5.417619" calcext:value-type="float">
            <text:p>5,417619</text:p>
          </table:table-cell>
          <table:table-cell table:number-columns-repeated="25"/>
        </table:table-row>
        <table:table-row table:style-name="ro1">
          <table:table-cell table:style-name="ce50" office:value-type="float" office:value="5.394114" calcext:value-type="float">
            <text:p>5,394114</text:p>
          </table:table-cell>
          <table:table-cell table:number-columns-repeated="25"/>
        </table:table-row>
        <table:table-row table:style-name="ro6">
          <table:table-cell table:style-name="ce50" office:value-type="string" calcext:value-type="string">
            <text:p>Executando 10 vezes com 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<text:s/>elementos 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threads:</text:p>
          </table:table-cell>
          <table:table-cell table:number-columns-repeated="21"/>
        </table:table-row>
        <table:table-row table:style-name="ro1">
          <table:table-cell table:style-name="ce50" office:value-type="float" office:value="5.403822" calcext:value-type="float">
            <text:p>5,403822</text:p>
          </table:table-cell>
          <table:table-cell table:number-columns-repeated="25"/>
        </table:table-row>
        <table:table-row table:style-name="ro1">
          <table:table-cell table:style-name="ce50" office:value-type="float" office:value="5.403031" calcext:value-type="float">
            <text:p>5,403031</text:p>
          </table:table-cell>
          <table:table-cell table:number-columns-repeated="25"/>
        </table:table-row>
        <table:table-row table:style-name="ro1">
          <table:table-cell table:style-name="ce50" office:value-type="float" office:value="5.407687" calcext:value-type="float">
            <text:p>5,407687</text:p>
          </table:table-cell>
          <table:table-cell table:number-columns-repeated="25"/>
        </table:table-row>
        <table:table-row table:style-name="ro1">
          <table:table-cell table:style-name="ce50" office:value-type="float" office:value="5.397615" calcext:value-type="float">
            <text:p>5,397615</text:p>
          </table:table-cell>
          <table:table-cell table:number-columns-repeated="25"/>
        </table:table-row>
        <table:table-row table:style-name="ro1">
          <table:table-cell table:style-name="ce50" office:value-type="float" office:value="5.392965" calcext:value-type="float">
            <text:p>5,392965</text:p>
          </table:table-cell>
          <table:table-cell table:number-columns-repeated="25"/>
        </table:table-row>
        <table:table-row table:style-name="ro1">
          <table:table-cell table:style-name="ce50" office:value-type="float" office:value="5.399293" calcext:value-type="float">
            <text:p>5,399293</text:p>
          </table:table-cell>
          <table:table-cell table:number-columns-repeated="25"/>
        </table:table-row>
        <table:table-row table:style-name="ro1">
          <table:table-cell table:style-name="ce50" office:value-type="float" office:value="5.389386" calcext:value-type="float">
            <text:p>5,389386</text:p>
          </table:table-cell>
          <table:table-cell table:number-columns-repeated="25"/>
        </table:table-row>
        <table:table-row table:style-name="ro1">
          <table:table-cell table:style-name="ce50" office:value-type="float" office:value="5.404599" calcext:value-type="float">
            <text:p>5,404599</text:p>
          </table:table-cell>
          <table:table-cell table:number-columns-repeated="25"/>
        </table:table-row>
        <table:table-row table:style-name="ro1">
          <table:table-cell table:style-name="ce50" office:value-type="float" office:value="5.397541" calcext:value-type="float">
            <text:p>5,397541</text:p>
          </table:table-cell>
          <table:table-cell table:number-columns-repeated="25"/>
        </table:table-row>
        <table:table-row table:style-name="ro1">
          <table:table-cell table:style-name="ce50" office:value-type="float" office:value="5.399408" calcext:value-type="float">
            <text:p>5,399408</text:p>
          </table:table-cell>
          <table:table-cell table:number-columns-repeated="25"/>
        </table:table-row>
        <table:table-row table:style-name="ro6">
          <table:table-cell table:style-name="ce50" office:value-type="string" calcext:value-type="string">
            <text:p>Executando 10 vezes com 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<text:s/>elementos 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threads:</text:p>
          </table:table-cell>
          <table:table-cell table:number-columns-repeated="21"/>
        </table:table-row>
        <table:table-row table:style-name="ro1">
          <table:table-cell table:style-name="ce50" office:value-type="float" office:value="5.268262" calcext:value-type="float">
            <text:p>5,268262</text:p>
          </table:table-cell>
          <table:table-cell table:number-columns-repeated="25"/>
        </table:table-row>
        <table:table-row table:style-name="ro1">
          <table:table-cell table:style-name="ce50" office:value-type="float" office:value="5.274091" calcext:value-type="float">
            <text:p>5,274091</text:p>
          </table:table-cell>
          <table:table-cell table:number-columns-repeated="25"/>
        </table:table-row>
        <table:table-row table:style-name="ro1">
          <table:table-cell table:style-name="ce50" office:value-type="float" office:value="5.26881" calcext:value-type="float">
            <text:p>5,26881</text:p>
          </table:table-cell>
          <table:table-cell table:number-columns-repeated="25"/>
        </table:table-row>
        <table:table-row table:style-name="ro1">
          <table:table-cell table:style-name="ce50" office:value-type="float" office:value="5.264063" calcext:value-type="float">
            <text:p>5,264063</text:p>
          </table:table-cell>
          <table:table-cell table:number-columns-repeated="25"/>
        </table:table-row>
        <table:table-row table:style-name="ro1">
          <table:table-cell table:style-name="ce50" office:value-type="float" office:value="5.279799" calcext:value-type="float">
            <text:p>5,279799</text:p>
          </table:table-cell>
          <table:table-cell table:number-columns-repeated="25"/>
        </table:table-row>
        <table:table-row table:style-name="ro1">
          <table:table-cell table:style-name="ce50" office:value-type="float" office:value="5.264213" calcext:value-type="float">
            <text:p>5,264213</text:p>
          </table:table-cell>
          <table:table-cell table:number-columns-repeated="25"/>
        </table:table-row>
        <table:table-row table:style-name="ro1">
          <table:table-cell table:style-name="ce50" office:value-type="float" office:value="5.27898" calcext:value-type="float">
            <text:p>5,27898</text:p>
          </table:table-cell>
          <table:table-cell table:number-columns-repeated="25"/>
        </table:table-row>
        <table:table-row table:style-name="ro1">
          <table:table-cell table:style-name="ce50" office:value-type="float" office:value="5.266337" calcext:value-type="float">
            <text:p>5,266337</text:p>
          </table:table-cell>
          <table:table-cell table:number-columns-repeated="25"/>
        </table:table-row>
        <table:table-row table:style-name="ro1">
          <table:table-cell table:style-name="ce50" office:value-type="float" office:value="5.272388" calcext:value-type="float">
            <text:p>5,272388</text:p>
          </table:table-cell>
          <table:table-cell table:number-columns-repeated="25"/>
        </table:table-row>
        <table:table-row table:style-name="ro1">
          <table:table-cell table:style-name="ce50" office:value-type="float" office:value="5.281746" calcext:value-type="float">
            <text:p>5,281746</text:p>
          </table:table-cell>
          <table:table-cell table:number-columns-repeated="25"/>
        </table:table-row>
        <table:table-row table:style-name="ro6">
          <table:table-cell table:style-name="ce50" office:value-type="string" calcext:value-type="string">
            <text:p>Executando 10 vezes com 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<text:s/>elementos e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threads:</text:p>
          </table:table-cell>
          <table:table-cell table:number-columns-repeated="21"/>
        </table:table-row>
        <table:table-row table:style-name="ro1">
          <table:table-cell table:style-name="ce50" office:value-type="float" office:value="5.514803" calcext:value-type="float">
            <text:p>5,514803</text:p>
          </table:table-cell>
          <table:table-cell table:number-columns-repeated="25"/>
        </table:table-row>
        <table:table-row table:style-name="ro1">
          <table:table-cell table:style-name="ce50" office:value-type="float" office:value="5.506831" calcext:value-type="float">
            <text:p>5,506831</text:p>
          </table:table-cell>
          <table:table-cell table:number-columns-repeated="25"/>
        </table:table-row>
        <table:table-row table:style-name="ro1">
          <table:table-cell table:style-name="ce50" office:value-type="float" office:value="5.521888" calcext:value-type="float">
            <text:p>5,521888</text:p>
          </table:table-cell>
          <table:table-cell table:number-columns-repeated="25"/>
        </table:table-row>
        <table:table-row table:style-name="ro1">
          <table:table-cell table:style-name="ce50" office:value-type="float" office:value="5.523559" calcext:value-type="float">
            <text:p>5,523559</text:p>
          </table:table-cell>
          <table:table-cell table:number-columns-repeated="25"/>
        </table:table-row>
        <table:table-row table:style-name="ro1">
          <table:table-cell table:style-name="ce50" office:value-type="float" office:value="5.517443" calcext:value-type="float">
            <text:p>5,517443</text:p>
          </table:table-cell>
          <table:table-cell table:number-columns-repeated="25"/>
        </table:table-row>
        <table:table-row table:style-name="ro1">
          <table:table-cell table:style-name="ce50" office:value-type="float" office:value="5.50789" calcext:value-type="float">
            <text:p>5,50789</text:p>
          </table:table-cell>
          <table:table-cell table:number-columns-repeated="25"/>
        </table:table-row>
        <table:table-row table:style-name="ro1">
          <table:table-cell table:style-name="ce50" office:value-type="float" office:value="5.52718" calcext:value-type="float">
            <text:p>5,52718</text:p>
          </table:table-cell>
          <table:table-cell table:number-columns-repeated="25"/>
        </table:table-row>
        <table:table-row table:style-name="ro1">
          <table:table-cell table:style-name="ce50" office:value-type="float" office:value="5.524155" calcext:value-type="float">
            <text:p>5,524155</text:p>
          </table:table-cell>
          <table:table-cell table:number-columns-repeated="25"/>
        </table:table-row>
        <table:table-row table:style-name="ro1">
          <table:table-cell table:style-name="ce50" office:value-type="float" office:value="5.530216" calcext:value-type="float">
            <text:p>5,530216</text:p>
          </table:table-cell>
          <table:table-cell table:number-columns-repeated="25"/>
        </table:table-row>
        <table:table-row table:style-name="ro1">
          <table:table-cell table:style-name="ce50" office:value-type="float" office:value="5.516972" calcext:value-type="float">
            <text:p>5,516972</text:p>
          </table:table-cell>
          <table:table-cell table:number-columns-repeated="25"/>
        </table:table-row>
        <table:table-row table:style-name="ro6">
          <table:table-cell table:style-name="ce50" office:value-type="string" calcext:value-type="string">
            <text:p>Executando 10 vezes com 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<text:s/>elementos e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threads:</text:p>
          </table:table-cell>
          <table:table-cell table:number-columns-repeated="21"/>
        </table:table-row>
        <table:table-row table:style-name="ro1">
          <table:table-cell table:style-name="ce50" office:value-type="float" office:value="5.418981" calcext:value-type="float">
            <text:p>5,418981</text:p>
          </table:table-cell>
          <table:table-cell table:number-columns-repeated="25"/>
        </table:table-row>
        <table:table-row table:style-name="ro1">
          <table:table-cell table:style-name="ce50" office:value-type="float" office:value="5.414957" calcext:value-type="float">
            <text:p>5,414957</text:p>
          </table:table-cell>
          <table:table-cell table:number-columns-repeated="25"/>
        </table:table-row>
        <table:table-row table:style-name="ro1">
          <table:table-cell table:style-name="ce50" office:value-type="float" office:value="5.431057" calcext:value-type="float">
            <text:p>5,431057</text:p>
          </table:table-cell>
          <table:table-cell table:number-columns-repeated="25"/>
        </table:table-row>
        <table:table-row table:style-name="ro1">
          <table:table-cell table:style-name="ce50" office:value-type="float" office:value="5.45302" calcext:value-type="float">
            <text:p>5,45302</text:p>
          </table:table-cell>
          <table:table-cell table:number-columns-repeated="25"/>
        </table:table-row>
        <table:table-row table:style-name="ro1">
          <table:table-cell table:style-name="ce50" office:value-type="float" office:value="5.411286" calcext:value-type="float">
            <text:p>5,411286</text:p>
          </table:table-cell>
          <table:table-cell table:number-columns-repeated="25"/>
        </table:table-row>
        <table:table-row table:style-name="ro1">
          <table:table-cell table:style-name="ce50" office:value-type="float" office:value="5.419823" calcext:value-type="float">
            <text:p>5,419823</text:p>
          </table:table-cell>
          <table:table-cell table:number-columns-repeated="25"/>
        </table:table-row>
        <table:table-row table:style-name="ro1">
          <table:table-cell table:style-name="ce50" office:value-type="float" office:value="5.415927" calcext:value-type="float">
            <text:p>5,415927</text:p>
          </table:table-cell>
          <table:table-cell table:number-columns-repeated="25"/>
        </table:table-row>
        <table:table-row table:style-name="ro1">
          <table:table-cell table:style-name="ce50" office:value-type="float" office:value="5.415836" calcext:value-type="float">
            <text:p>5,415836</text:p>
          </table:table-cell>
          <table:table-cell table:number-columns-repeated="25"/>
        </table:table-row>
        <table:table-row table:style-name="ro1">
          <table:table-cell table:style-name="ce50" office:value-type="float" office:value="5.412006" calcext:value-type="float">
            <text:p>5,412006</text:p>
          </table:table-cell>
          <table:table-cell table:number-columns-repeated="25"/>
        </table:table-row>
        <table:table-row table:style-name="ro1">
          <table:table-cell table:style-name="ce50" office:value-type="float" office:value="5.414882" calcext:value-type="float">
            <text:p>5,414882</text:p>
          </table:table-cell>
          <table:table-cell table:number-columns-repeated="25"/>
        </table:table-row>
        <table:table-row table:style-name="ro6">
          <table:table-cell table:style-name="ce50" office:value-type="string" calcext:value-type="string">
            <text:p>Executando 10 vezes com 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<text:s/>elementos e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threads:</text:p>
          </table:table-cell>
          <table:table-cell table:number-columns-repeated="21"/>
        </table:table-row>
        <table:table-row table:style-name="ro1">
          <table:table-cell table:style-name="ce50" office:value-type="float" office:value="5.393917" calcext:value-type="float">
            <text:p>5,393917</text:p>
          </table:table-cell>
          <table:table-cell table:number-columns-repeated="25"/>
        </table:table-row>
        <table:table-row table:style-name="ro1">
          <table:table-cell table:style-name="ce50" office:value-type="float" office:value="5.397508" calcext:value-type="float">
            <text:p>5,397508</text:p>
          </table:table-cell>
          <table:table-cell table:number-columns-repeated="25"/>
        </table:table-row>
        <table:table-row table:style-name="ro1">
          <table:table-cell table:style-name="ce50" office:value-type="float" office:value="5.403887" calcext:value-type="float">
            <text:p>5,403887</text:p>
          </table:table-cell>
          <table:table-cell table:number-columns-repeated="25"/>
        </table:table-row>
        <table:table-row table:style-name="ro1">
          <table:table-cell table:style-name="ce50" office:value-type="float" office:value="5.396913" calcext:value-type="float">
            <text:p>5,396913</text:p>
          </table:table-cell>
          <table:table-cell table:number-columns-repeated="25"/>
        </table:table-row>
        <table:table-row table:style-name="ro1">
          <table:table-cell table:style-name="ce50" office:value-type="float" office:value="5.394599" calcext:value-type="float">
            <text:p>5,394599</text:p>
          </table:table-cell>
          <table:table-cell table:number-columns-repeated="25"/>
        </table:table-row>
        <table:table-row table:style-name="ro1">
          <table:table-cell table:style-name="ce50" office:value-type="float" office:value="5.394597" calcext:value-type="float">
            <text:p>5,394597</text:p>
          </table:table-cell>
          <table:table-cell table:number-columns-repeated="25"/>
        </table:table-row>
        <table:table-row table:style-name="ro1">
          <table:table-cell table:style-name="ce50" office:value-type="float" office:value="5.398213" calcext:value-type="float">
            <text:p>5,398213</text:p>
          </table:table-cell>
          <table:table-cell table:number-columns-repeated="25"/>
        </table:table-row>
        <table:table-row table:style-name="ro1">
          <table:table-cell table:style-name="ce50" office:value-type="float" office:value="5.396019" calcext:value-type="float">
            <text:p>5,396019</text:p>
          </table:table-cell>
          <table:table-cell table:number-columns-repeated="25"/>
        </table:table-row>
        <table:table-row table:style-name="ro1">
          <table:table-cell table:style-name="ce50" office:value-type="float" office:value="5.389548" calcext:value-type="float">
            <text:p>5,389548</text:p>
          </table:table-cell>
          <table:table-cell table:number-columns-repeated="25"/>
        </table:table-row>
        <table:table-row table:style-name="ro1">
          <table:table-cell table:style-name="ce50" office:value-type="float" office:value="5.393375" calcext:value-type="float">
            <text:p>5,393375</text:p>
          </table:table-cell>
          <table:table-cell table:number-columns-repeated="25"/>
        </table:table-row>
        <table:table-row table:style-name="ro6">
          <table:table-cell table:style-name="ce50" office:value-type="string" calcext:value-type="string">
            <text:p>Executando 10 vezes com 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<text:s/>elementos e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threads:</text:p>
          </table:table-cell>
          <table:table-cell table:number-columns-repeated="21"/>
        </table:table-row>
        <table:table-row table:style-name="ro1">
          <table:table-cell table:style-name="ce50" office:value-type="float" office:value="5.307953" calcext:value-type="float">
            <text:p>5,307953</text:p>
          </table:table-cell>
          <table:table-cell table:number-columns-repeated="25"/>
        </table:table-row>
        <table:table-row table:style-name="ro1">
          <table:table-cell table:style-name="ce50" office:value-type="float" office:value="5.302764" calcext:value-type="float">
            <text:p>5,302764</text:p>
          </table:table-cell>
          <table:table-cell table:number-columns-repeated="25"/>
        </table:table-row>
        <table:table-row table:style-name="ro1">
          <table:table-cell table:style-name="ce50" office:value-type="float" office:value="5.304929" calcext:value-type="float">
            <text:p>5,304929</text:p>
          </table:table-cell>
          <table:table-cell table:number-columns-repeated="25"/>
        </table:table-row>
        <table:table-row table:style-name="ro1">
          <table:table-cell table:style-name="ce50" office:value-type="float" office:value="5.307216" calcext:value-type="float">
            <text:p>5,307216</text:p>
          </table:table-cell>
          <table:table-cell table:number-columns-repeated="25"/>
        </table:table-row>
        <table:table-row table:style-name="ro1">
          <table:table-cell table:style-name="ce50" office:value-type="float" office:value="5.294916" calcext:value-type="float">
            <text:p>5,294916</text:p>
          </table:table-cell>
          <table:table-cell table:number-columns-repeated="25"/>
        </table:table-row>
        <table:table-row table:style-name="ro1">
          <table:table-cell table:style-name="ce50" office:value-type="float" office:value="5.403344" calcext:value-type="float">
            <text:p>5,403344</text:p>
          </table:table-cell>
          <table:table-cell table:number-columns-repeated="25"/>
        </table:table-row>
        <table:table-row table:style-name="ro1">
          <table:table-cell table:style-name="ce50" office:value-type="float" office:value="5.417093" calcext:value-type="float">
            <text:p>5,417093</text:p>
          </table:table-cell>
          <table:table-cell table:number-columns-repeated="25"/>
        </table:table-row>
        <table:table-row table:style-name="ro1">
          <table:table-cell table:style-name="ce50" office:value-type="float" office:value="5.468746" calcext:value-type="float">
            <text:p>5,468746</text:p>
          </table:table-cell>
          <table:table-cell table:number-columns-repeated="25"/>
        </table:table-row>
        <table:table-row table:style-name="ro1">
          <table:table-cell table:style-name="ce50" office:value-type="float" office:value="5.367308" calcext:value-type="float">
            <text:p>5,367308</text:p>
          </table:table-cell>
          <table:table-cell table:number-columns-repeated="25"/>
        </table:table-row>
        <table:table-row table:style-name="ro1">
          <table:table-cell table:style-name="ce50" office:value-type="float" office:value="5.387483" calcext:value-type="float">
            <text:p>5,387483</text:p>
          </table:table-cell>
          <table:table-cell table:number-columns-repeated="25"/>
        </table:table-row>
        <table:table-row table:style-name="ro1" table:number-rows-repeated="911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tempo-e-vazaoV0" table:style-name="ta1">
        <office:forms form:automatic-focus="false" form:apply-design-mode="false"/>
        <table:shapes>
          <draw:frame draw:z-index="0" draw:style-name="gr1" draw:text-style-name="P1" svg:width="10.795cm" svg:height="8.996cm" svg:x="0.233cm" svg:y="9.303cm">
            <draw:object draw:notify-on-update-of-ranges="'tempo-e-vazaoV0'.B17:'tempo-e-vazaoV0'.I17 'tempo-e-vazaoV0'.A18:'tempo-e-vazaoV0'.A18 'tempo-e-vazaoV0'.B18:'tempo-e-vazaoV0'.I18 'tempo-e-vazaoV0'.A19:'tempo-e-vazaoV0'.A19 'tempo-e-vazaoV0'.B19:'tempo-e-vazaoV0'.I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1.116cm" svg:height="9.005cm" svg:x="11.04cm" svg:y="9.348cm">
            <draw:object draw:notify-on-update-of-ranges="'tempo-e-vazaoV0'.B42:'tempo-e-vazaoV0'.I42 'tempo-e-vazaoV0'.A43:'tempo-e-vazaoV0'.A43 'tempo-e-vazaoV0'.B43:'tempo-e-vazaoV0'.I43 'tempo-e-vazaoV0'.A44:'tempo-e-vazaoV0'.A44 'tempo-e-vazaoV0'.B44:'tempo-e-vazaoV0'.I4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3" table:default-cell-style-name="ce7"/>
        <table:table-column table:style-name="co5" table:number-columns-repeated="8" table:default-cell-style-name="Default"/>
        <table:table-column table:style-name="co2" table:number-columns-repeated="1015" table:default-cell-style-name="Default"/>
        <table:table-row table:style-name="ro4">
          <table:table-cell/>
          <table:table-cell table:style-name="ce9"/>
          <table:table-cell table:style-name="ce2" office:value-type="string" calcext:value-type="string">
            <text:p>PrefixSum-WZ rodando no b9s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2" office:value-type="string" calcext:value-type="string">
            <text:p>Executando 10 vezes </text:p>
          </table:table-cell>
          <table:table-cell table:number-columns-repeated="4"/>
          <table:table-cell table:style-name="ce25" office:value-type="string" calcext:value-type="string">
            <text:p>total elements:</text:p>
          </table:table-cell>
          <table:table-cell table:style-name="ce7" office:value-type="float" office:value="500000000" calcext:value-type="float">
            <text:p>50000000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>
            <text:p><text:s/>1 threads:</text:p>
          </table:table-cell>
          <table:table-cell table:style-name="ce7" office:value-type="string" calcext:value-type="string">
            <text:p><text:s/>2 threads:</text:p>
          </table:table-cell>
          <table:table-cell table:style-name="ce7" office:value-type="string" calcext:value-type="string">
            <text:p><text:s/>3 threads:</text:p>
          </table:table-cell>
          <table:table-cell table:style-name="ce7" office:value-type="string" calcext:value-type="string">
            <text:p><text:s/>4 threads:</text:p>
          </table:table-cell>
          <table:table-cell table:style-name="ce7" office:value-type="string" calcext:value-type="string">
            <text:p><text:s/>5 threads:</text:p>
          </table:table-cell>
          <table:table-cell table:style-name="ce7" office:value-type="string" calcext:value-type="string">
            <text:p><text:s/>6 threads:</text:p>
          </table:table-cell>
          <table:table-cell table:style-name="ce7" office:value-type="string" calcext:value-type="string">
            <text:p><text:s/>7 threads:</text:p>
          </table:table-cell>
          <table:table-cell table:style-name="ce7" office:value-type="string" calcext:value-type="string">
            <text:p><text:s/>8 threads:</text:p>
          </table:table-cell>
          <table:table-cell table:number-columns-repeated="1015"/>
        </table:table-row>
        <table:table-row table:style-name="ro1">
          <table:table-cell/>
          <table:table-cell table:style-name="ce14" table:formula="of:=[$dadosV0.$A2]" office:value-type="float" office:value="1.24117" calcext:value-type="float">
            <text:p>1.241170</text:p>
          </table:table-cell>
          <table:table-cell table:style-name="ce14" table:formula="of:=[$dadosV0.$A13]" office:value-type="float" office:value="0.813518" calcext:value-type="float">
            <text:p>0.813518</text:p>
          </table:table-cell>
          <table:table-cell table:style-name="ce14" table:formula="of:=[$dadosV0.$A24]" office:value-type="float" office:value="0.711085" calcext:value-type="float">
            <text:p>0.711085</text:p>
          </table:table-cell>
          <table:table-cell table:style-name="ce14" table:formula="of:=[$dadosV0.$A35]" office:value-type="float" office:value="0.651615" calcext:value-type="float">
            <text:p>0.651615</text:p>
          </table:table-cell>
          <table:table-cell table:style-name="ce14" table:formula="of:=[$dadosV0.$A46]" office:value-type="float" office:value="0.656744" calcext:value-type="float">
            <text:p>0.656744</text:p>
          </table:table-cell>
          <table:table-cell table:style-name="ce14" table:formula="of:=[$dadosV0.$A57]" office:value-type="float" office:value="0.650794" calcext:value-type="float">
            <text:p>0.650794</text:p>
          </table:table-cell>
          <table:table-cell table:style-name="ce14" table:formula="of:=[$dadosV0.$A68]" office:value-type="float" office:value="0.64443" calcext:value-type="float">
            <text:p>0.644430</text:p>
          </table:table-cell>
          <table:table-cell table:style-name="ce14" table:formula="of:=[$dadosV0.$A79]" office:value-type="float" office:value="0.649935" calcext:value-type="float">
            <text:p>0.649935</text:p>
          </table:table-cell>
          <table:table-cell table:number-columns-repeated="1015"/>
        </table:table-row>
        <table:table-row table:style-name="ro1">
          <table:table-cell/>
          <table:table-cell table:style-name="ce14" table:formula="of:=[$dadosV0.$A3]" office:value-type="float" office:value="1.240456" calcext:value-type="float">
            <text:p>1.240456</text:p>
          </table:table-cell>
          <table:table-cell table:style-name="ce14" table:formula="of:=[$dadosV0.$A14]" office:value-type="float" office:value="0.816326" calcext:value-type="float">
            <text:p>0.816326</text:p>
          </table:table-cell>
          <table:table-cell table:style-name="ce14" table:formula="of:=[$dadosV0.$A25]" office:value-type="float" office:value="0.708629" calcext:value-type="float">
            <text:p>0.708629</text:p>
          </table:table-cell>
          <table:table-cell table:style-name="ce14" table:formula="of:=[$dadosV0.$A36]" office:value-type="float" office:value="0.655305" calcext:value-type="float">
            <text:p>0.655305</text:p>
          </table:table-cell>
          <table:table-cell table:style-name="ce14" table:formula="of:=[$dadosV0.$A47]" office:value-type="float" office:value="0.654861" calcext:value-type="float">
            <text:p>0.654861</text:p>
          </table:table-cell>
          <table:table-cell table:style-name="ce14" table:formula="of:=[$dadosV0.$A58]" office:value-type="float" office:value="0.643143" calcext:value-type="float">
            <text:p>0.643143</text:p>
          </table:table-cell>
          <table:table-cell table:style-name="ce14" table:formula="of:=[$dadosV0.$A69]" office:value-type="float" office:value="0.645907" calcext:value-type="float">
            <text:p>0.645907</text:p>
          </table:table-cell>
          <table:table-cell table:style-name="ce14" table:formula="of:=[$dadosV0.$A80]" office:value-type="float" office:value="0.650282" calcext:value-type="float">
            <text:p>0.650282</text:p>
          </table:table-cell>
          <table:table-cell table:number-columns-repeated="1015"/>
        </table:table-row>
        <table:table-row table:style-name="ro1">
          <table:table-cell/>
          <table:table-cell table:style-name="ce14" table:formula="of:=[$dadosV0.$A4]" office:value-type="float" office:value="1.242517" calcext:value-type="float">
            <text:p>1.242517</text:p>
          </table:table-cell>
          <table:table-cell table:style-name="ce14" table:formula="of:=[$dadosV0.$A15]" office:value-type="float" office:value="0.821015" calcext:value-type="float">
            <text:p>0.821015</text:p>
          </table:table-cell>
          <table:table-cell table:style-name="ce14" table:formula="of:=[$dadosV0.$A26]" office:value-type="float" office:value="0.711591" calcext:value-type="float">
            <text:p>0.711591</text:p>
          </table:table-cell>
          <table:table-cell table:style-name="ce14" table:formula="of:=[$dadosV0.$A37]" office:value-type="float" office:value="0.656386" calcext:value-type="float">
            <text:p>0.656386</text:p>
          </table:table-cell>
          <table:table-cell table:style-name="ce14" table:formula="of:=[$dadosV0.$A48]" office:value-type="float" office:value="0.653428" calcext:value-type="float">
            <text:p>0.653428</text:p>
          </table:table-cell>
          <table:table-cell table:style-name="ce14" table:formula="of:=[$dadosV0.$A59]" office:value-type="float" office:value="0.645468" calcext:value-type="float">
            <text:p>0.645468</text:p>
          </table:table-cell>
          <table:table-cell table:style-name="ce14" table:formula="of:=[$dadosV0.$A70]" office:value-type="float" office:value="0.647121" calcext:value-type="float">
            <text:p>0.647121</text:p>
          </table:table-cell>
          <table:table-cell table:style-name="ce14" table:formula="of:=[$dadosV0.$A81]" office:value-type="float" office:value="0.648268" calcext:value-type="float">
            <text:p>0.648268</text:p>
          </table:table-cell>
          <table:table-cell table:number-columns-repeated="1015"/>
        </table:table-row>
        <table:table-row table:style-name="ro1">
          <table:table-cell/>
          <table:table-cell table:style-name="ce14" table:formula="of:=[$dadosV0.$A5]" office:value-type="float" office:value="1.244572" calcext:value-type="float">
            <text:p>1.244572</text:p>
          </table:table-cell>
          <table:table-cell table:style-name="ce14" table:formula="of:=[$dadosV0.$A16]" office:value-type="float" office:value="0.816081" calcext:value-type="float">
            <text:p>0.816081</text:p>
          </table:table-cell>
          <table:table-cell table:style-name="ce14" table:formula="of:=[$dadosV0.$A27]" office:value-type="float" office:value="0.7084" calcext:value-type="float">
            <text:p>0.708400</text:p>
          </table:table-cell>
          <table:table-cell table:style-name="ce14" table:formula="of:=[$dadosV0.$A38]" office:value-type="float" office:value="0.653174" calcext:value-type="float">
            <text:p>0.653174</text:p>
          </table:table-cell>
          <table:table-cell table:style-name="ce14" table:formula="of:=[$dadosV0.$A49]" office:value-type="float" office:value="0.655839" calcext:value-type="float">
            <text:p>0.655839</text:p>
          </table:table-cell>
          <table:table-cell table:style-name="ce14" table:formula="of:=[$dadosV0.$A60]" office:value-type="float" office:value="0.651064" calcext:value-type="float">
            <text:p>0.651064</text:p>
          </table:table-cell>
          <table:table-cell table:style-name="ce14" table:formula="of:=[$dadosV0.$A71]" office:value-type="float" office:value="0.644712" calcext:value-type="float">
            <text:p>0.644712</text:p>
          </table:table-cell>
          <table:table-cell table:style-name="ce14" table:formula="of:=[$dadosV0.$A82]" office:value-type="float" office:value="0.65406" calcext:value-type="float">
            <text:p>0.654060</text:p>
          </table:table-cell>
          <table:table-cell table:number-columns-repeated="1015"/>
        </table:table-row>
        <table:table-row table:style-name="ro1">
          <table:table-cell/>
          <table:table-cell table:style-name="ce14" table:formula="of:=[$dadosV0.$A6]" office:value-type="float" office:value="1.243254" calcext:value-type="float">
            <text:p>1.243254</text:p>
          </table:table-cell>
          <table:table-cell table:style-name="ce14" table:formula="of:=[$dadosV0.$A17]" office:value-type="float" office:value="0.819892" calcext:value-type="float">
            <text:p>0.819892</text:p>
          </table:table-cell>
          <table:table-cell table:style-name="ce14" table:formula="of:=[$dadosV0.$A28]" office:value-type="float" office:value="0.706941" calcext:value-type="float">
            <text:p>0.706941</text:p>
          </table:table-cell>
          <table:table-cell table:style-name="ce14" table:formula="of:=[$dadosV0.$A39]" office:value-type="float" office:value="0.658151" calcext:value-type="float">
            <text:p>0.658151</text:p>
          </table:table-cell>
          <table:table-cell table:style-name="ce14" table:formula="of:=[$dadosV0.$A50]" office:value-type="float" office:value="0.655507" calcext:value-type="float">
            <text:p>0.655507</text:p>
          </table:table-cell>
          <table:table-cell table:style-name="ce14" table:formula="of:=[$dadosV0.$A61]" office:value-type="float" office:value="0.643592" calcext:value-type="float">
            <text:p>0.643592</text:p>
          </table:table-cell>
          <table:table-cell table:style-name="ce14" table:formula="of:=[$dadosV0.$A72]" office:value-type="float" office:value="0.649424" calcext:value-type="float">
            <text:p>0.649424</text:p>
          </table:table-cell>
          <table:table-cell table:style-name="ce14" table:formula="of:=[$dadosV0.$A83]" office:value-type="float" office:value="0.651792" calcext:value-type="float">
            <text:p>0.651792</text:p>
          </table:table-cell>
          <table:table-cell table:number-columns-repeated="1015"/>
        </table:table-row>
        <table:table-row table:style-name="ro1">
          <table:table-cell/>
          <table:table-cell table:style-name="ce14" table:formula="of:=[$dadosV0.$A7]" office:value-type="float" office:value="1.23758" calcext:value-type="float">
            <text:p>1.237580</text:p>
          </table:table-cell>
          <table:table-cell table:style-name="ce14" table:formula="of:=[$dadosV0.$A18]" office:value-type="float" office:value="0.815997" calcext:value-type="float">
            <text:p>0.815997</text:p>
          </table:table-cell>
          <table:table-cell table:style-name="ce14" table:formula="of:=[$dadosV0.$A29]" office:value-type="float" office:value="0.708966" calcext:value-type="float">
            <text:p>0.708966</text:p>
          </table:table-cell>
          <table:table-cell table:style-name="ce14" table:formula="of:=[$dadosV0.$A40]" office:value-type="float" office:value="0.65539" calcext:value-type="float">
            <text:p>0.655390</text:p>
          </table:table-cell>
          <table:table-cell table:style-name="ce14" table:formula="of:=[$dadosV0.$A51]" office:value-type="float" office:value="0.654038" calcext:value-type="float">
            <text:p>0.654038</text:p>
          </table:table-cell>
          <table:table-cell table:style-name="ce14" table:formula="of:=[$dadosV0.$A62]" office:value-type="float" office:value="0.646883" calcext:value-type="float">
            <text:p>0.646883</text:p>
          </table:table-cell>
          <table:table-cell table:style-name="ce14" table:formula="of:=[$dadosV0.$A73]" office:value-type="float" office:value="0.645687" calcext:value-type="float">
            <text:p>0.645687</text:p>
          </table:table-cell>
          <table:table-cell table:style-name="ce14" table:formula="of:=[$dadosV0.$A84]" office:value-type="float" office:value="0.647704" calcext:value-type="float">
            <text:p>0.647704</text:p>
          </table:table-cell>
          <table:table-cell table:number-columns-repeated="1015"/>
        </table:table-row>
        <table:table-row table:style-name="ro1">
          <table:table-cell/>
          <table:table-cell table:style-name="ce14" table:formula="of:=[$dadosV0.$A8]" office:value-type="float" office:value="1.246809" calcext:value-type="float">
            <text:p>1.246809</text:p>
          </table:table-cell>
          <table:table-cell table:style-name="ce14" table:formula="of:=[$dadosV0.$A19]" office:value-type="float" office:value="0.818361" calcext:value-type="float">
            <text:p>0.818361</text:p>
          </table:table-cell>
          <table:table-cell table:style-name="ce14" table:formula="of:=[$dadosV0.$A30]" office:value-type="float" office:value="0.709845" calcext:value-type="float">
            <text:p>0.709845</text:p>
          </table:table-cell>
          <table:table-cell table:style-name="ce14" table:formula="of:=[$dadosV0.$A41]" office:value-type="float" office:value="0.652613" calcext:value-type="float">
            <text:p>0.652613</text:p>
          </table:table-cell>
          <table:table-cell table:style-name="ce14" table:formula="of:=[$dadosV0.$A52]" office:value-type="float" office:value="0.656187" calcext:value-type="float">
            <text:p>0.656187</text:p>
          </table:table-cell>
          <table:table-cell table:style-name="ce14" table:formula="of:=[$dadosV0.$A63]" office:value-type="float" office:value="0.645205" calcext:value-type="float">
            <text:p>0.645205</text:p>
          </table:table-cell>
          <table:table-cell table:style-name="ce14" table:formula="of:=[$dadosV0.$A74]" office:value-type="float" office:value="0.644402" calcext:value-type="float">
            <text:p>0.644402</text:p>
          </table:table-cell>
          <table:table-cell table:style-name="ce14" table:formula="of:=[$dadosV0.$A85]" office:value-type="float" office:value="0.651828" calcext:value-type="float">
            <text:p>0.651828</text:p>
          </table:table-cell>
          <table:table-cell table:number-columns-repeated="1015"/>
        </table:table-row>
        <table:table-row table:style-name="ro1">
          <table:table-cell/>
          <table:table-cell table:style-name="ce14" table:formula="of:=[$dadosV0.$A9]" office:value-type="float" office:value="1.240291" calcext:value-type="float">
            <text:p>1.240291</text:p>
          </table:table-cell>
          <table:table-cell table:style-name="ce14" table:formula="of:=[$dadosV0.$A20]" office:value-type="float" office:value="0.813247" calcext:value-type="float">
            <text:p>0.813247</text:p>
          </table:table-cell>
          <table:table-cell table:style-name="ce14" table:formula="of:=[$dadosV0.$A31]" office:value-type="float" office:value="0.706429" calcext:value-type="float">
            <text:p>0.706429</text:p>
          </table:table-cell>
          <table:table-cell table:style-name="ce14" table:formula="of:=[$dadosV0.$A42]" office:value-type="float" office:value="0.656401" calcext:value-type="float">
            <text:p>0.656401</text:p>
          </table:table-cell>
          <table:table-cell table:style-name="ce14" table:formula="of:=[$dadosV0.$A53]" office:value-type="float" office:value="0.655681" calcext:value-type="float">
            <text:p>0.655681</text:p>
          </table:table-cell>
          <table:table-cell table:style-name="ce14" table:formula="of:=[$dadosV0.$A64]" office:value-type="float" office:value="0.643541" calcext:value-type="float">
            <text:p>0.643541</text:p>
          </table:table-cell>
          <table:table-cell table:style-name="ce14" table:formula="of:=[$dadosV0.$A75]" office:value-type="float" office:value="0.647444" calcext:value-type="float">
            <text:p>0.647444</text:p>
          </table:table-cell>
          <table:table-cell table:style-name="ce14" table:formula="of:=[$dadosV0.$A86]" office:value-type="float" office:value="0.651198" calcext:value-type="float">
            <text:p>0.651198</text:p>
          </table:table-cell>
          <table:table-cell table:number-columns-repeated="1015"/>
        </table:table-row>
        <table:table-row table:style-name="ro1">
          <table:table-cell/>
          <table:table-cell table:style-name="ce14" table:formula="of:=[$dadosV0.$A10]" office:value-type="float" office:value="1.24083" calcext:value-type="float">
            <text:p>1.240830</text:p>
          </table:table-cell>
          <table:table-cell table:style-name="ce14" table:formula="of:=[$dadosV0.$A21]" office:value-type="float" office:value="0.816333" calcext:value-type="float">
            <text:p>0.816333</text:p>
          </table:table-cell>
          <table:table-cell table:style-name="ce14" table:formula="of:=[$dadosV0.$A32]" office:value-type="float" office:value="0.705095" calcext:value-type="float">
            <text:p>0.705095</text:p>
          </table:table-cell>
          <table:table-cell table:style-name="ce14" table:formula="of:=[$dadosV0.$A43]" office:value-type="float" office:value="0.655282" calcext:value-type="float">
            <text:p>0.655282</text:p>
          </table:table-cell>
          <table:table-cell table:style-name="ce14" table:formula="of:=[$dadosV0.$A54]" office:value-type="float" office:value="0.654766" calcext:value-type="float">
            <text:p>0.654766</text:p>
          </table:table-cell>
          <table:table-cell table:style-name="ce14" table:formula="of:=[$dadosV0.$A65]" office:value-type="float" office:value="0.645467" calcext:value-type="float">
            <text:p>0.645467</text:p>
          </table:table-cell>
          <table:table-cell table:style-name="ce14" table:formula="of:=[$dadosV0.$A76]" office:value-type="float" office:value="0.647512" calcext:value-type="float">
            <text:p>0.647512</text:p>
          </table:table-cell>
          <table:table-cell table:style-name="ce14" table:formula="of:=[$dadosV0.$A87]" office:value-type="float" office:value="0.648143" calcext:value-type="float">
            <text:p>0.648143</text:p>
          </table:table-cell>
          <table:table-cell table:number-columns-repeated="1015"/>
        </table:table-row>
        <table:table-row table:style-name="ro1">
          <table:table-cell/>
          <table:table-cell table:style-name="ce14" table:formula="of:=[$dadosV0.$A11]" office:value-type="float" office:value="1.239683" calcext:value-type="float">
            <text:p>1.239683</text:p>
          </table:table-cell>
          <table:table-cell table:style-name="ce14" table:formula="of:=[$dadosV0.$A22]" office:value-type="float" office:value="0.808033" calcext:value-type="float">
            <text:p>0.808033</text:p>
          </table:table-cell>
          <table:table-cell table:style-name="ce14" table:formula="of:=[$dadosV0.$A33]" office:value-type="float" office:value="0.712204" calcext:value-type="float">
            <text:p>0.712204</text:p>
          </table:table-cell>
          <table:table-cell table:style-name="ce14" table:formula="of:=[$dadosV0.$A44]" office:value-type="float" office:value="0.653611" calcext:value-type="float">
            <text:p>0.653611</text:p>
          </table:table-cell>
          <table:table-cell table:style-name="ce14" table:formula="of:=[$dadosV0.$A55]" office:value-type="float" office:value="0.657162" calcext:value-type="float">
            <text:p>0.657162</text:p>
          </table:table-cell>
          <table:table-cell table:style-name="ce14" table:formula="of:=[$dadosV0.$A66]" office:value-type="float" office:value="0.649364" calcext:value-type="float">
            <text:p>0.649364</text:p>
          </table:table-cell>
          <table:table-cell table:style-name="ce14" table:formula="of:=[$dadosV0.$A77]" office:value-type="float" office:value="0.645889" calcext:value-type="float">
            <text:p>0.645889</text:p>
          </table:table-cell>
          <table:table-cell table:style-name="ce14" table:formula="of:=[$dadosV0.$A88]" office:value-type="float" office:value="0.650427" calcext:value-type="float">
            <text:p>0.650427</text:p>
          </table:table-cell>
          <table:table-cell table:number-columns-repeated="1015"/>
        </table:table-row>
        <table:table-row table:style-name="ro1">
          <table:table-cell/>
          <table:table-cell table:style-name="ce14" table:number-columns-repeated="8"/>
          <table:table-cell table:number-columns-repeated="1015"/>
        </table:table-row>
        <table:table-row table:style-name="ro1">
          <table:table-cell table:style-name="ce27"/>
          <table:table-cell table:style-name="ce15" office:value-type="string" calcext:value-type="string" table:number-columns-spanned="8" table:number-rows-spanned="1">
            <text:p>Tempo médio</text:p>
          </table:table-cell>
          <table:covered-table-cell table:number-columns-repeated="7" table:style-name="ce27"/>
          <table:table-cell table:style-name="ce11" table:number-columns-repeated="1015"/>
        </table:table-row>
        <table:table-row table:style-name="ro1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5">
          <table:table-cell table:style-name="ce12" office:value-type="string" calcext:value-type="string">
            <text:p>tempo médio (ms)</text:p>
          </table:table-cell>
          <table:table-cell table:style-name="ce6" table:formula="of:=ROUND(SUM([.B5:.B14])*1000/10;2)" office:value-type="float" office:value="1241.72" calcext:value-type="float">
            <text:p>1241,72</text:p>
          </table:table-cell>
          <table:table-cell table:style-name="ce6" table:formula="of:=ROUND(SUM([.C5:.C14])*1000/10;2)" office:value-type="float" office:value="815.88" calcext:value-type="float">
            <text:p>815,88</text:p>
          </table:table-cell>
          <table:table-cell table:style-name="ce6" table:formula="of:=ROUND(SUM([.D5:.D14])*1000/10;2)" office:value-type="float" office:value="708.92" calcext:value-type="float">
            <text:p>708,92</text:p>
          </table:table-cell>
          <table:table-cell table:style-name="ce6" table:formula="of:=ROUND(SUM([.E5:.E14])*1000/10;2)" office:value-type="float" office:value="654.79" calcext:value-type="float">
            <text:p>654,79</text:p>
          </table:table-cell>
          <table:table-cell table:style-name="ce6" table:formula="of:=ROUND(SUM([.F5:.F14])*1000/10;2)" office:value-type="float" office:value="655.42" calcext:value-type="float">
            <text:p>655,42</text:p>
          </table:table-cell>
          <table:table-cell table:style-name="ce6" table:formula="of:=ROUND(SUM([.G5:.G14])*1000/10;2)" office:value-type="float" office:value="646.45" calcext:value-type="float">
            <text:p>646,45</text:p>
          </table:table-cell>
          <table:table-cell table:style-name="ce6" table:formula="of:=ROUND(SUM([.H5:.H14])*1000/10;2)" office:value-type="float" office:value="646.25" calcext:value-type="float">
            <text:p>646,25</text:p>
          </table:table-cell>
          <table:table-cell table:style-name="ce6" table:formula="of:=ROUND(SUM([.I5:.I14])*1000/10;2)" office:value-type="float" office:value="650.36" calcext:value-type="float">
            <text:p>650,36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Aceleraçao</text:p>
          </table:table-cell>
          <table:table-cell table:style-name="ce17" table:formula="of:=ROUND([.$B18]/[.B18];2)" office:value-type="float" office:value="1" calcext:value-type="float">
            <text:p>1.00</text:p>
          </table:table-cell>
          <table:table-cell table:style-name="ce20" table:formula="of:=ROUND([.$B18]/[.C18];2)" office:value-type="float" office:value="1.52" calcext:value-type="float">
            <text:p>1,52</text:p>
          </table:table-cell>
          <table:table-cell table:style-name="ce20" table:formula="of:=ROUND([.$B18]/[.D18];2)" office:value-type="float" office:value="1.75" calcext:value-type="float">
            <text:p>1,75</text:p>
          </table:table-cell>
          <table:table-cell table:style-name="ce20" table:formula="of:=ROUND([.$B18]/[.E18];2)" office:value-type="float" office:value="1.9" calcext:value-type="float">
            <text:p>1,90</text:p>
          </table:table-cell>
          <table:table-cell table:style-name="ce20" table:formula="of:=ROUND([.$B18]/[.F18];2)" office:value-type="float" office:value="1.89" calcext:value-type="float">
            <text:p>1,89</text:p>
          </table:table-cell>
          <table:table-cell table:style-name="ce20" table:formula="of:=ROUND([.$B18]/[.G18];2)" office:value-type="float" office:value="1.92" calcext:value-type="float">
            <text:p>1,92</text:p>
          </table:table-cell>
          <table:table-cell table:style-name="ce20" table:formula="of:=ROUND([.$B18]/[.H18];2)" office:value-type="float" office:value="1.92" calcext:value-type="float">
            <text:p>1,92</text:p>
          </table:table-cell>
          <table:table-cell table:style-name="ce20" table:formula="of:=ROUND([.$B18]/[.I18];2)" office:value-type="float" office:value="1.91" calcext:value-type="float">
            <text:p>1,91</text:p>
          </table:table-cell>
          <table:table-cell table:number-columns-repeated="1015"/>
        </table:table-row>
        <table:table-row table:style-name="ro1" table:number-rows-repeated="21">
          <table:table-cell table:number-columns-repeated="1024"/>
        </table:table-row>
        <table:table-row table:style-name="ro1">
          <table:table-cell table:style-name="ce27"/>
          <table:table-cell table:style-name="ce15" office:value-type="string" calcext:value-type="string" table:number-columns-spanned="8" table:number-rows-spanned="1">
            <text:p>VAZAO MEDIA:</text:p>
          </table:table-cell>
          <table:covered-table-cell table:number-columns-repeated="7" table:style-name="ce27"/>
          <table:table-cell table:number-columns-repeated="1015"/>
        </table:table-row>
        <table:table-row table:style-name="ro1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5">
          <table:table-cell table:style-name="ce12" office:value-type="string" calcext:value-type="string">
            <text:p>vazao média (Mels/S)</text:p>
          </table:table-cell>
          <table:table-cell table:style-name="ce6" table:formula="of:=ROUND([.$I$2]/(([.B18]/1000)*1000*1000);0)" office:value-type="float" office:value="403" calcext:value-type="float">
            <text:p>403</text:p>
          </table:table-cell>
          <table:table-cell table:style-name="ce6" table:formula="of:=ROUND([.$I$2]/(([.C18]/1000)*1000*1000);0)" office:value-type="float" office:value="613" calcext:value-type="float">
            <text:p>613</text:p>
          </table:table-cell>
          <table:table-cell table:style-name="ce6" table:formula="of:=ROUND([.$I$2]/(([.D18]/1000)*1000*1000);0)" office:value-type="float" office:value="705" calcext:value-type="float">
            <text:p>705</text:p>
          </table:table-cell>
          <table:table-cell table:style-name="ce6" table:formula="of:=ROUND([.$I$2]/(([.E18]/1000)*1000*1000);0)" office:value-type="float" office:value="764" calcext:value-type="float">
            <text:p>764</text:p>
          </table:table-cell>
          <table:table-cell table:style-name="ce6" table:formula="of:=ROUND([.$I$2]/(([.F18]/1000)*1000*1000);0)" office:value-type="float" office:value="763" calcext:value-type="float">
            <text:p>763</text:p>
          </table:table-cell>
          <table:table-cell table:style-name="ce6" table:formula="of:=ROUND([.$I$2]/(([.G18]/1000)*1000*1000);0)" office:value-type="float" office:value="773" calcext:value-type="float">
            <text:p>773</text:p>
          </table:table-cell>
          <table:table-cell table:style-name="ce6" table:formula="of:=ROUND([.$I$2]/(([.H18]/1000)*1000*1000);0)" office:value-type="float" office:value="774" calcext:value-type="float">
            <text:p>774</text:p>
          </table:table-cell>
          <table:table-cell table:style-name="ce6" table:formula="of:=ROUND([.$I$2]/(([.I18]/1000)*1000*1000);0)" office:value-type="float" office:value="769" calcext:value-type="float">
            <text:p>769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Aceleraçao</text:p>
          </table:table-cell>
          <table:table-cell table:style-name="ce17" table:formula="of:=[.B19]" office:value-type="float" office:value="1" calcext:value-type="float">
            <text:p>1.00</text:p>
          </table:table-cell>
          <table:table-cell table:style-name="ce17" table:formula="of:=[.C19]" office:value-type="float" office:value="1.52" calcext:value-type="float">
            <text:p>1.52</text:p>
          </table:table-cell>
          <table:table-cell table:style-name="ce17" table:formula="of:=[.D19]" office:value-type="float" office:value="1.75" calcext:value-type="float">
            <text:p>1.75</text:p>
          </table:table-cell>
          <table:table-cell table:style-name="ce17" table:formula="of:=[.E19]" office:value-type="float" office:value="1.9" calcext:value-type="float">
            <text:p>1.90</text:p>
          </table:table-cell>
          <table:table-cell table:style-name="ce17" table:formula="of:=[.F19]" office:value-type="float" office:value="1.89" calcext:value-type="float">
            <text:p>1.89</text:p>
          </table:table-cell>
          <table:table-cell table:style-name="ce17" table:formula="of:=[.G19]" office:value-type="float" office:value="1.92" calcext:value-type="float">
            <text:p>1.92</text:p>
          </table:table-cell>
          <table:table-cell table:style-name="ce17" table:formula="of:=[.H19]" office:value-type="float" office:value="1.92" calcext:value-type="float">
            <text:p>1.92</text:p>
          </table:table-cell>
          <table:table-cell table:style-name="ce17" table:formula="of:=[.I19]" office:value-type="float" office:value="1.91" calcext:value-type="float">
            <text:p>1.91</text:p>
          </table:table-cell>
          <table:table-cell table:number-columns-repeated="1015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dosV0" table:style-name="ta1">
        <office:forms form:automatic-focus="false" form:apply-design-mode="false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\\\\\\\\\\\\\\\\\\\\\\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hreads:</text:p>
          </table:table-cell>
        </table:table-row>
        <table:table-row table:style-name="ro1">
          <table:table-cell office:value-type="float" office:value="1.24117" calcext:value-type="float">
            <text:p>1,24117</text:p>
          </table:table-cell>
          <table:table-cell table:number-columns-repeated="4"/>
        </table:table-row>
        <table:table-row table:style-name="ro1">
          <table:table-cell office:value-type="float" office:value="1.240456" calcext:value-type="float">
            <text:p>1,240456</text:p>
          </table:table-cell>
          <table:table-cell table:number-columns-repeated="4"/>
        </table:table-row>
        <table:table-row table:style-name="ro1">
          <table:table-cell office:value-type="float" office:value="1.242517" calcext:value-type="float">
            <text:p>1,242517</text:p>
          </table:table-cell>
          <table:table-cell table:number-columns-repeated="4"/>
        </table:table-row>
        <table:table-row table:style-name="ro1">
          <table:table-cell office:value-type="float" office:value="1.244572" calcext:value-type="float">
            <text:p>1,244572</text:p>
          </table:table-cell>
          <table:table-cell table:number-columns-repeated="4"/>
        </table:table-row>
        <table:table-row table:style-name="ro1">
          <table:table-cell office:value-type="float" office:value="1.243254" calcext:value-type="float">
            <text:p>1,243254</text:p>
          </table:table-cell>
          <table:table-cell table:number-columns-repeated="4"/>
        </table:table-row>
        <table:table-row table:style-name="ro1">
          <table:table-cell table:style-name="ce52" office:value-type="float" office:value="1.23758" calcext:value-type="float">
            <text:p>1,24</text:p>
          </table:table-cell>
          <table:table-cell table:number-columns-repeated="4"/>
        </table:table-row>
        <table:table-row table:style-name="ro1">
          <table:table-cell office:value-type="float" office:value="1.246809" calcext:value-type="float">
            <text:p>1,246809</text:p>
          </table:table-cell>
          <table:table-cell table:number-columns-repeated="4"/>
        </table:table-row>
        <table:table-row table:style-name="ro1">
          <table:table-cell office:value-type="float" office:value="1.240291" calcext:value-type="float">
            <text:p>1,240291</text:p>
          </table:table-cell>
          <table:table-cell table:number-columns-repeated="4"/>
        </table:table-row>
        <table:table-row table:style-name="ro1">
          <table:table-cell office:value-type="float" office:value="1.24083" calcext:value-type="float">
            <text:p>1,24083</text:p>
          </table:table-cell>
          <table:table-cell table:number-columns-repeated="4"/>
        </table:table-row>
        <table:table-row table:style-name="ro1">
          <table:table-cell office:value-type="float" office:value="1.239683" calcext:value-type="float">
            <text:p>1,2396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threads:</text:p>
          </table:table-cell>
        </table:table-row>
        <table:table-row table:style-name="ro1">
          <table:table-cell office:value-type="float" office:value="0.813518" calcext:value-type="float">
            <text:p>0,813518</text:p>
          </table:table-cell>
          <table:table-cell table:number-columns-repeated="4"/>
        </table:table-row>
        <table:table-row table:style-name="ro1">
          <table:table-cell office:value-type="float" office:value="0.816326" calcext:value-type="float">
            <text:p>0,816326</text:p>
          </table:table-cell>
          <table:table-cell table:number-columns-repeated="4"/>
        </table:table-row>
        <table:table-row table:style-name="ro1">
          <table:table-cell office:value-type="float" office:value="0.821015" calcext:value-type="float">
            <text:p>0,821015</text:p>
          </table:table-cell>
          <table:table-cell table:number-columns-repeated="4"/>
        </table:table-row>
        <table:table-row table:style-name="ro1">
          <table:table-cell office:value-type="float" office:value="0.816081" calcext:value-type="float">
            <text:p>0,816081</text:p>
          </table:table-cell>
          <table:table-cell table:number-columns-repeated="4"/>
        </table:table-row>
        <table:table-row table:style-name="ro1">
          <table:table-cell office:value-type="float" office:value="0.819892" calcext:value-type="float">
            <text:p>0,819892</text:p>
          </table:table-cell>
          <table:table-cell table:number-columns-repeated="4"/>
        </table:table-row>
        <table:table-row table:style-name="ro1">
          <table:table-cell office:value-type="float" office:value="0.815997" calcext:value-type="float">
            <text:p>0,815997</text:p>
          </table:table-cell>
          <table:table-cell office:value-type="string" calcext:value-type="string">
            <text:p>\\\\</text:p>
          </table:table-cell>
          <table:table-cell table:number-columns-repeated="3"/>
        </table:table-row>
        <table:table-row table:style-name="ro1">
          <table:table-cell office:value-type="float" office:value="0.818361" calcext:value-type="float">
            <text:p>0,818361</text:p>
          </table:table-cell>
          <table:table-cell table:number-columns-repeated="4"/>
        </table:table-row>
        <table:table-row table:style-name="ro1">
          <table:table-cell office:value-type="float" office:value="0.813247" calcext:value-type="float">
            <text:p>0,813247</text:p>
          </table:table-cell>
          <table:table-cell table:number-columns-repeated="4"/>
        </table:table-row>
        <table:table-row table:style-name="ro1">
          <table:table-cell office:value-type="float" office:value="0.816333" calcext:value-type="float">
            <text:p>0,816333</text:p>
          </table:table-cell>
          <table:table-cell table:number-columns-repeated="4"/>
        </table:table-row>
        <table:table-row table:style-name="ro1">
          <table:table-cell office:value-type="float" office:value="0.808033" calcext:value-type="float">
            <text:p>0,8080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threads:</text:p>
          </table:table-cell>
        </table:table-row>
        <table:table-row table:style-name="ro1">
          <table:table-cell office:value-type="float" office:value="0.711085" calcext:value-type="float">
            <text:p>0,711085</text:p>
          </table:table-cell>
          <table:table-cell table:number-columns-repeated="4"/>
        </table:table-row>
        <table:table-row table:style-name="ro1">
          <table:table-cell office:value-type="float" office:value="0.708629" calcext:value-type="float">
            <text:p>0,708629</text:p>
          </table:table-cell>
          <table:table-cell table:style-name="ce52" table:formula="of:=SUM([.A23:.A32])" office:value-type="float" office:value="6.376981" calcext:value-type="float">
            <text:p>6,38</text:p>
          </table:table-cell>
          <table:table-cell table:number-columns-repeated="3"/>
        </table:table-row>
        <table:table-row table:style-name="ro1">
          <table:table-cell office:value-type="float" office:value="0.711591" calcext:value-type="float">
            <text:p>0,711591</text:p>
          </table:table-cell>
          <table:table-cell table:number-columns-repeated="4"/>
        </table:table-row>
        <table:table-row table:style-name="ro1">
          <table:table-cell office:value-type="float" office:value="0.7084" calcext:value-type="float">
            <text:p>0,7084</text:p>
          </table:table-cell>
          <table:table-cell table:number-columns-repeated="4"/>
        </table:table-row>
        <table:table-row table:style-name="ro1">
          <table:table-cell office:value-type="float" office:value="0.706941" calcext:value-type="float">
            <text:p>0,706941</text:p>
          </table:table-cell>
          <table:table-cell table:number-columns-repeated="4"/>
        </table:table-row>
        <table:table-row table:style-name="ro1">
          <table:table-cell office:value-type="float" office:value="0.708966" calcext:value-type="float">
            <text:p>0,708966</text:p>
          </table:table-cell>
          <table:table-cell table:number-columns-repeated="4"/>
        </table:table-row>
        <table:table-row table:style-name="ro1">
          <table:table-cell office:value-type="float" office:value="0.709845" calcext:value-type="float">
            <text:p>0,709845</text:p>
          </table:table-cell>
          <table:table-cell table:number-columns-repeated="4"/>
        </table:table-row>
        <table:table-row table:style-name="ro1">
          <table:table-cell office:value-type="float" office:value="0.706429" calcext:value-type="float">
            <text:p>0,706429</text:p>
          </table:table-cell>
          <table:table-cell table:number-columns-repeated="4"/>
        </table:table-row>
        <table:table-row table:style-name="ro1">
          <table:table-cell office:value-type="float" office:value="0.705095" calcext:value-type="float">
            <text:p>0,705095</text:p>
          </table:table-cell>
          <table:table-cell table:number-columns-repeated="4"/>
        </table:table-row>
        <table:table-row table:style-name="ro1">
          <table:table-cell office:value-type="float" office:value="0.712204" calcext:value-type="float">
            <text:p>0,7122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threads:</text:p>
          </table:table-cell>
        </table:table-row>
        <table:table-row table:style-name="ro1">
          <table:table-cell office:value-type="float" office:value="0.651615" calcext:value-type="float">
            <text:p>0,651615</text:p>
          </table:table-cell>
          <table:table-cell table:number-columns-repeated="4"/>
        </table:table-row>
        <table:table-row table:style-name="ro1">
          <table:table-cell office:value-type="float" office:value="0.655305" calcext:value-type="float">
            <text:p>0,655305</text:p>
          </table:table-cell>
          <table:table-cell table:number-columns-repeated="4"/>
        </table:table-row>
        <table:table-row table:style-name="ro1">
          <table:table-cell office:value-type="float" office:value="0.656386" calcext:value-type="float">
            <text:p>0,656386</text:p>
          </table:table-cell>
          <table:table-cell table:number-columns-repeated="4"/>
        </table:table-row>
        <table:table-row table:style-name="ro1">
          <table:table-cell office:value-type="float" office:value="0.653174" calcext:value-type="float">
            <text:p>0,653174</text:p>
          </table:table-cell>
          <table:table-cell table:number-columns-repeated="4"/>
        </table:table-row>
        <table:table-row table:style-name="ro1">
          <table:table-cell office:value-type="float" office:value="0.658151" calcext:value-type="float">
            <text:p>0,658151</text:p>
          </table:table-cell>
          <table:table-cell table:number-columns-repeated="4"/>
        </table:table-row>
        <table:table-row table:style-name="ro1">
          <table:table-cell office:value-type="float" office:value="0.65539" calcext:value-type="float">
            <text:p>0,65539</text:p>
          </table:table-cell>
          <table:table-cell table:number-columns-repeated="4"/>
        </table:table-row>
        <table:table-row table:style-name="ro1">
          <table:table-cell office:value-type="float" office:value="0.652613" calcext:value-type="float">
            <text:p>0,652613</text:p>
          </table:table-cell>
          <table:table-cell table:number-columns-repeated="4"/>
        </table:table-row>
        <table:table-row table:style-name="ro1">
          <table:table-cell office:value-type="float" office:value="0.656401" calcext:value-type="float">
            <text:p>0,656401</text:p>
          </table:table-cell>
          <table:table-cell table:number-columns-repeated="4"/>
        </table:table-row>
        <table:table-row table:style-name="ro1">
          <table:table-cell office:value-type="float" office:value="0.655282" calcext:value-type="float">
            <text:p>0,655282</text:p>
          </table:table-cell>
          <table:table-cell table:number-columns-repeated="4"/>
        </table:table-row>
        <table:table-row table:style-name="ro1">
          <table:table-cell office:value-type="float" office:value="0.653611" calcext:value-type="float">
            <text:p>0,6536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threads:</text:p>
          </table:table-cell>
        </table:table-row>
        <table:table-row table:style-name="ro1">
          <table:table-cell office:value-type="float" office:value="0.656744" calcext:value-type="float">
            <text:p>0,656744</text:p>
          </table:table-cell>
          <table:table-cell table:number-columns-repeated="4"/>
        </table:table-row>
        <table:table-row table:style-name="ro1">
          <table:table-cell office:value-type="float" office:value="0.654861" calcext:value-type="float">
            <text:p>0,654861</text:p>
          </table:table-cell>
          <table:table-cell table:number-columns-repeated="4"/>
        </table:table-row>
        <table:table-row table:style-name="ro1">
          <table:table-cell office:value-type="float" office:value="0.653428" calcext:value-type="float">
            <text:p>0,653428</text:p>
          </table:table-cell>
          <table:table-cell table:number-columns-repeated="4"/>
        </table:table-row>
        <table:table-row table:style-name="ro1">
          <table:table-cell office:value-type="float" office:value="0.655839" calcext:value-type="float">
            <text:p>0,655839</text:p>
          </table:table-cell>
          <table:table-cell table:number-columns-repeated="4"/>
        </table:table-row>
        <table:table-row table:style-name="ro1">
          <table:table-cell office:value-type="float" office:value="0.655507" calcext:value-type="float">
            <text:p>0,655507</text:p>
          </table:table-cell>
          <table:table-cell table:number-columns-repeated="4"/>
        </table:table-row>
        <table:table-row table:style-name="ro1">
          <table:table-cell office:value-type="float" office:value="0.654038" calcext:value-type="float">
            <text:p>0,654038</text:p>
          </table:table-cell>
          <table:table-cell table:number-columns-repeated="4"/>
        </table:table-row>
        <table:table-row table:style-name="ro1">
          <table:table-cell office:value-type="float" office:value="0.656187" calcext:value-type="float">
            <text:p>0,656187</text:p>
          </table:table-cell>
          <table:table-cell table:number-columns-repeated="4"/>
        </table:table-row>
        <table:table-row table:style-name="ro1">
          <table:table-cell office:value-type="float" office:value="0.655681" calcext:value-type="float">
            <text:p>0,655681</text:p>
          </table:table-cell>
          <table:table-cell table:number-columns-repeated="4"/>
        </table:table-row>
        <table:table-row table:style-name="ro1">
          <table:table-cell office:value-type="float" office:value="0.654766" calcext:value-type="float">
            <text:p>0,654766</text:p>
          </table:table-cell>
          <table:table-cell table:number-columns-repeated="4"/>
        </table:table-row>
        <table:table-row table:style-name="ro1">
          <table:table-cell office:value-type="float" office:value="0.657162" calcext:value-type="float">
            <text:p>0,6571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threads:</text:p>
          </table:table-cell>
        </table:table-row>
        <table:table-row table:style-name="ro1">
          <table:table-cell office:value-type="float" office:value="0.650794" calcext:value-type="float">
            <text:p>0,650794</text:p>
          </table:table-cell>
          <table:table-cell table:number-columns-repeated="4"/>
        </table:table-row>
        <table:table-row table:style-name="ro1">
          <table:table-cell office:value-type="float" office:value="0.643143" calcext:value-type="float">
            <text:p>0,643143</text:p>
          </table:table-cell>
          <table:table-cell table:number-columns-repeated="4"/>
        </table:table-row>
        <table:table-row table:style-name="ro1">
          <table:table-cell office:value-type="float" office:value="0.645468" calcext:value-type="float">
            <text:p>0,645468</text:p>
          </table:table-cell>
          <table:table-cell table:number-columns-repeated="4"/>
        </table:table-row>
        <table:table-row table:style-name="ro1">
          <table:table-cell office:value-type="float" office:value="0.651064" calcext:value-type="float">
            <text:p>0,651064</text:p>
          </table:table-cell>
          <table:table-cell table:number-columns-repeated="4"/>
        </table:table-row>
        <table:table-row table:style-name="ro1">
          <table:table-cell office:value-type="float" office:value="0.643592" calcext:value-type="float">
            <text:p>0,643592</text:p>
          </table:table-cell>
          <table:table-cell table:number-columns-repeated="4"/>
        </table:table-row>
        <table:table-row table:style-name="ro1">
          <table:table-cell office:value-type="float" office:value="0.646883" calcext:value-type="float">
            <text:p>0,646883</text:p>
          </table:table-cell>
          <table:table-cell table:number-columns-repeated="4"/>
        </table:table-row>
        <table:table-row table:style-name="ro1">
          <table:table-cell office:value-type="float" office:value="0.645205" calcext:value-type="float">
            <text:p>0,645205</text:p>
          </table:table-cell>
          <table:table-cell table:number-columns-repeated="4"/>
        </table:table-row>
        <table:table-row table:style-name="ro1">
          <table:table-cell office:value-type="float" office:value="0.643541" calcext:value-type="float">
            <text:p>0,643541</text:p>
          </table:table-cell>
          <table:table-cell table:number-columns-repeated="4"/>
        </table:table-row>
        <table:table-row table:style-name="ro1">
          <table:table-cell office:value-type="float" office:value="0.645467" calcext:value-type="float">
            <text:p>0,645467</text:p>
          </table:table-cell>
          <table:table-cell table:number-columns-repeated="4"/>
        </table:table-row>
        <table:table-row table:style-name="ro1">
          <table:table-cell office:value-type="float" office:value="0.649364" calcext:value-type="float">
            <text:p>0,6493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threads:</text:p>
          </table:table-cell>
        </table:table-row>
        <table:table-row table:style-name="ro1">
          <table:table-cell office:value-type="float" office:value="0.64443" calcext:value-type="float">
            <text:p>0,64443</text:p>
          </table:table-cell>
          <table:table-cell table:number-columns-repeated="4"/>
        </table:table-row>
        <table:table-row table:style-name="ro1">
          <table:table-cell office:value-type="float" office:value="0.645907" calcext:value-type="float">
            <text:p>0,645907</text:p>
          </table:table-cell>
          <table:table-cell table:number-columns-repeated="4"/>
        </table:table-row>
        <table:table-row table:style-name="ro1">
          <table:table-cell office:value-type="float" office:value="0.647121" calcext:value-type="float">
            <text:p>0,647121</text:p>
          </table:table-cell>
          <table:table-cell table:number-columns-repeated="4"/>
        </table:table-row>
        <table:table-row table:style-name="ro1">
          <table:table-cell office:value-type="float" office:value="0.644712" calcext:value-type="float">
            <text:p>0,644712</text:p>
          </table:table-cell>
          <table:table-cell table:number-columns-repeated="4"/>
        </table:table-row>
        <table:table-row table:style-name="ro1">
          <table:table-cell office:value-type="float" office:value="0.649424" calcext:value-type="float">
            <text:p>0,649424</text:p>
          </table:table-cell>
          <table:table-cell table:number-columns-repeated="4"/>
        </table:table-row>
        <table:table-row table:style-name="ro1">
          <table:table-cell office:value-type="float" office:value="0.645687" calcext:value-type="float">
            <text:p>0,645687</text:p>
          </table:table-cell>
          <table:table-cell table:number-columns-repeated="4"/>
        </table:table-row>
        <table:table-row table:style-name="ro1">
          <table:table-cell office:value-type="float" office:value="0.644402" calcext:value-type="float">
            <text:p>0,644402</text:p>
          </table:table-cell>
          <table:table-cell table:number-columns-repeated="4"/>
        </table:table-row>
        <table:table-row table:style-name="ro1">
          <table:table-cell office:value-type="float" office:value="0.647444" calcext:value-type="float">
            <text:p>0,647444</text:p>
          </table:table-cell>
          <table:table-cell table:number-columns-repeated="4"/>
        </table:table-row>
        <table:table-row table:style-name="ro1">
          <table:table-cell office:value-type="float" office:value="0.647512" calcext:value-type="float">
            <text:p>0,647512</text:p>
          </table:table-cell>
          <table:table-cell table:number-columns-repeated="4"/>
        </table:table-row>
        <table:table-row table:style-name="ro1">
          <table:table-cell office:value-type="float" office:value="0.645889" calcext:value-type="float">
            <text:p>0,6458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threads:</text:p>
          </table:table-cell>
        </table:table-row>
        <table:table-row table:style-name="ro1">
          <table:table-cell office:value-type="float" office:value="0.649935" calcext:value-type="float">
            <text:p>0,649935</text:p>
          </table:table-cell>
          <table:table-cell table:number-columns-repeated="4"/>
        </table:table-row>
        <table:table-row table:style-name="ro1">
          <table:table-cell office:value-type="float" office:value="0.650282" calcext:value-type="float">
            <text:p>0,650282</text:p>
          </table:table-cell>
          <table:table-cell table:number-columns-repeated="4"/>
        </table:table-row>
        <table:table-row table:style-name="ro1">
          <table:table-cell office:value-type="float" office:value="0.648268" calcext:value-type="float">
            <text:p>0,648268</text:p>
          </table:table-cell>
          <table:table-cell table:number-columns-repeated="4"/>
        </table:table-row>
        <table:table-row table:style-name="ro1">
          <table:table-cell office:value-type="float" office:value="0.65406" calcext:value-type="float">
            <text:p>0,65406</text:p>
          </table:table-cell>
          <table:table-cell table:number-columns-repeated="4"/>
        </table:table-row>
        <table:table-row table:style-name="ro1">
          <table:table-cell office:value-type="float" office:value="0.651792" calcext:value-type="float">
            <text:p>0,651792</text:p>
          </table:table-cell>
          <table:table-cell table:number-columns-repeated="4"/>
        </table:table-row>
        <table:table-row table:style-name="ro1">
          <table:table-cell office:value-type="float" office:value="0.647704" calcext:value-type="float">
            <text:p>0,647704</text:p>
          </table:table-cell>
          <table:table-cell table:number-columns-repeated="4"/>
        </table:table-row>
        <table:table-row table:style-name="ro1">
          <table:table-cell office:value-type="float" office:value="0.651828" calcext:value-type="float">
            <text:p>0,651828</text:p>
          </table:table-cell>
          <table:table-cell table:number-columns-repeated="4"/>
        </table:table-row>
        <table:table-row table:style-name="ro1">
          <table:table-cell office:value-type="float" office:value="0.651198" calcext:value-type="float">
            <text:p>0,651198</text:p>
          </table:table-cell>
          <table:table-cell table:number-columns-repeated="4"/>
        </table:table-row>
        <table:table-row table:style-name="ro1">
          <table:table-cell office:value-type="float" office:value="0.648143" calcext:value-type="float">
            <text:p>0,648143</text:p>
          </table:table-cell>
          <table:table-cell table:number-columns-repeated="4"/>
        </table:table-row>
        <table:table-row table:style-name="ro1">
          <table:table-cell office:value-type="float" office:value="0.650427" calcext:value-type="float">
            <text:p>0,6504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gner@b9s:~/aa-pp22/Prefix-Sum/prefixSumPth-wz$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AGE: ./run.sh &lt;nElements&gt;</text:p>
          </table:table-cell>
          <table:table-cell table:number-columns-repeated="4"/>
        </table:table-row>
      </table:table>
      <table:table table:name="compara-v1-e-v0" table:style-name="ta1">
        <office:forms form:automatic-focus="false" form:apply-design-mode="false"/>
        <table:shapes>
          <draw:frame draw:z-index="0" draw:style-name="gr1" draw:text-style-name="P1" svg:width="10.795cm" svg:height="8.996cm" svg:x="2.259cm" svg:y="3.512cm">
            <draw:object draw:notify-on-update-of-ranges="'compara-v1-e-v0'.B2:'compara-v1-e-v0'.I2 'compara-v1-e-v0'.A3:'compara-v1-e-v0'.A3 'compara-v1-e-v0'.B3:'compara-v1-e-v0'.I3 'compara-v1-e-v0'.A4:'compara-v1-e-v0'.A4 'compara-v1-e-v0'.B4:'compara-v1-e-v0'.I4 'compara-v1-e-v0'.A5:'compara-v1-e-v0'.A5 'compara-v1-e-v0'.B5:'compara-v1-e-v0'.I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custom-shape draw:z-index="1" draw:style-name="gr2" draw:text-style-name="P3" svg:width="5.388cm" svg:height="0.757cm" svg:x="4.297cm" svg:y="5.828cm">
            <text:p text:style-name="P2"><text:span text:style-name="T1">OBS: note que a aceleração é</text:span></text:p>
            <text:p text:style-name="P2"><text:span text:style-name="T1"><text:s/></text:span><text:span text:style-name="T1">entre <text:s/>duas versões paralelas</text:span></text:p>
            <draw:enhanced-geometry svg:viewBox="0 0 21600 21600" draw:type="rectangle" draw:enhanced-path="M 0 0 L 21600 0 21600 21600 0 21600 0 0 Z N"/>
          </draw:custom-shape>
          <draw:custom-shape draw:z-index="2" draw:style-name="gr3" draw:text-style-name="P3" svg:width="5.543cm" svg:height="0.388cm" svg:x="4.438cm" svg:y="10.408cm">
            <text:p text:style-name="P2"><text:span text:style-name="T1">A versão 2 é até 61% mais rápida que a versão 1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6" table:default-cell-style-name="ce30"/>
        <table:table-column table:style-name="co7" table:default-cell-style-name="ce15"/>
        <table:table-column table:style-name="co8" table:number-columns-repeated="7" table:default-cell-style-name="ce27"/>
        <table:table-row table:style-name="ro1">
          <table:table-cell table:style-name="ce27"/>
          <table:table-cell office:value-type="string" calcext:value-type="string" table:number-columns-spanned="8" table:number-rows-spanned="1">
            <text:p>Tempo médio</text:p>
          </table:table-cell>
          <table:covered-table-cell table:number-columns-repeated="7"/>
        </table:table-row>
        <table:table-row table:style-name="ro1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empo médio V1 (ms)</text:p>
          </table:table-cell>
          <table:table-cell table:style-name="ce31" table:formula="of:=[$'tempo-e-vazaoV0'.B18]" office:value-type="float" office:value="1241.72" calcext:value-type="float">
            <text:p>1241,72</text:p>
          </table:table-cell>
          <table:table-cell table:style-name="ce31" table:formula="of:=[$'tempo-e-vazaoV0'.C18]" office:value-type="float" office:value="815.88" calcext:value-type="float">
            <text:p>815,88</text:p>
          </table:table-cell>
          <table:table-cell table:style-name="ce31" table:formula="of:=[$'tempo-e-vazaoV0'.D18]" office:value-type="float" office:value="708.92" calcext:value-type="float">
            <text:p>708,92</text:p>
          </table:table-cell>
          <table:table-cell table:style-name="ce31" table:formula="of:=[$'tempo-e-vazaoV0'.E18]" office:value-type="float" office:value="654.79" calcext:value-type="float">
            <text:p>654,79</text:p>
          </table:table-cell>
          <table:table-cell table:style-name="ce31" table:formula="of:=[$'tempo-e-vazaoV0'.F18]" office:value-type="float" office:value="655.42" calcext:value-type="float">
            <text:p>655,42</text:p>
          </table:table-cell>
          <table:table-cell table:style-name="ce31" table:formula="of:=[$'tempo-e-vazaoV0'.G18]" office:value-type="float" office:value="646.45" calcext:value-type="float">
            <text:p>646,45</text:p>
          </table:table-cell>
          <table:table-cell table:style-name="ce31" table:formula="of:=[$'tempo-e-vazaoV0'.H18]" office:value-type="float" office:value="646.25" calcext:value-type="float">
            <text:p>646,25</text:p>
          </table:table-cell>
          <table:table-cell table:style-name="ce31" table:formula="of:=[$'tempo-e-vazaoV0'.I18]" office:value-type="float" office:value="650.36" calcext:value-type="float">
            <text:p>650,36</text:p>
          </table:table-cell>
        </table:table-row>
        <table:table-row table:style-name="ro1">
          <table:table-cell office:value-type="string" calcext:value-type="string">
            <text:p>tempo médio V2 (ms)</text:p>
          </table:table-cell>
          <table:table-cell table:style-name="ce32" table:formula="of:=[$'tempo-e-vazaoV1'.B18]" office:value-type="float" office:value="6059.46" calcext:value-type="float">
            <text:p>6059,46</text:p>
          </table:table-cell>
          <table:table-cell table:style-name="ce32" table:formula="of:=[$'tempo-e-vazaoV1'.C18]" office:value-type="float" office:value="5410" calcext:value-type="float">
            <text:p>5410,00</text:p>
          </table:table-cell>
          <table:table-cell table:style-name="ce32" table:formula="of:=[$'tempo-e-vazaoV1'.D18]" office:value-type="float" office:value="5400" calcext:value-type="float">
            <text:p>5400,00</text:p>
          </table:table-cell>
          <table:table-cell table:style-name="ce32" table:formula="of:=[$'tempo-e-vazaoV1'.E18]" office:value-type="float" office:value="5272" calcext:value-type="float">
            <text:p>5272,00</text:p>
          </table:table-cell>
          <table:table-cell table:style-name="ce32" table:formula="of:=[$'tempo-e-vazaoV1'.F18]" office:value-type="float" office:value="5519" calcext:value-type="float">
            <text:p>5519,00</text:p>
          </table:table-cell>
          <table:table-cell table:style-name="ce32" table:formula="of:=[$'tempo-e-vazaoV1'.G18]" office:value-type="float" office:value="5421" calcext:value-type="float">
            <text:p>5421,00</text:p>
          </table:table-cell>
          <table:table-cell table:style-name="ce32" table:formula="of:=[$'tempo-e-vazaoV1'.H18]" office:value-type="float" office:value="5396" calcext:value-type="float">
            <text:p>5396,00</text:p>
          </table:table-cell>
          <table:table-cell table:style-name="ce32" table:formula="of:=[$'tempo-e-vazaoV1'.I18]" office:value-type="float" office:value="5356" calcext:value-type="float">
            <text:p>5356,00</text:p>
          </table:table-cell>
        </table:table-row>
        <table:table-row table:style-name="ro1">
          <table:table-cell table:style-name="ce31" office:value-type="string" calcext:value-type="string">
            <text:p>Aceleraçao v2 sobre V1</text:p>
          </table:table-cell>
          <table:table-cell table:style-name="ce33" table:formula="of:=ROUND([.B3]/[.B4];2)" office:value-type="float" office:value="0.2" calcext:value-type="float">
            <text:p>0.20</text:p>
          </table:table-cell>
          <table:table-cell table:style-name="ce33" table:formula="of:=ROUND([.C3]/[.C4];2)" office:value-type="float" office:value="0.15" calcext:value-type="float">
            <text:p>0.15</text:p>
          </table:table-cell>
          <table:table-cell table:style-name="ce33" table:formula="of:=ROUND([.D3]/[.D4];2)" office:value-type="float" office:value="0.13" calcext:value-type="float">
            <text:p>0.13</text:p>
          </table:table-cell>
          <table:table-cell table:style-name="ce33" table:formula="of:=ROUND([.E3]/[.E4];2)" office:value-type="float" office:value="0.12" calcext:value-type="float">
            <text:p>0.12</text:p>
          </table:table-cell>
          <table:table-cell table:style-name="ce33" table:formula="of:=ROUND([.F3]/[.F4];2)" office:value-type="float" office:value="0.12" calcext:value-type="float">
            <text:p>0.12</text:p>
          </table:table-cell>
          <table:table-cell table:style-name="ce33" table:formula="of:=ROUND([.G3]/[.G4];2)" office:value-type="float" office:value="0.12" calcext:value-type="float">
            <text:p>0.12</text:p>
          </table:table-cell>
          <table:table-cell table:style-name="ce33" table:formula="of:=ROUND([.H3]/[.H4];2)" office:value-type="float" office:value="0.12" calcext:value-type="float">
            <text:p>0.12</text:p>
          </table:table-cell>
          <table:table-cell table:style-name="ce33" table:formula="of:=ROUND([.I3]/[.I4];2)" office:value-type="float" office:value="0.12" calcext:value-type="float">
            <text:p>0.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1">
      <number:number number:decimal-places="3" number:min-decimal-places="3" number:min-integer-digits="1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6" number:language="en" number:country="US">
      <number:number number:decimal-places="6" number:min-decimal-places="6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date>2023-05-17T18:10:12.492711631</dc:date>
    <meta:editing-duration>PT11H56S</meta:editing-duration>
    <meta:editing-cycles>45</meta:editing-cycles>
    <meta:document-statistic meta:table-count="6" meta:cell-count="605" meta:object-count="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600" chart:maximum="1200" chart:interval-major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1" chart:maximum="3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1000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117cm" svg:height="9.006cm" xlink:href=".." xlink:type="simple" chart:class="chart:line" chart:style-name="ch1">
        <chart:title svg:x="1.673cm" svg:y="0.345cm" chart:style-name="ch2">
          <text:p>Soma de prefixos paralela com Pthreads (long int)</text:p>
        </chart:title>
        <chart:subtitle svg:x="2.973cm" svg:y="1.402cm" chart:style-name="ch3">
          <text:p> i5-7500 (4 cores, 4 hyperthreads)</text:p>
        </chart:subtitle>
        <chart:legend chart:legend-position="end" svg:x="5.207cm" svg:y="2.203cm" style:legend-expansion="custom" svg:width="4.604cm" svg:height="1.587cm" style:legend-expansion-aspect-ratio="2.90107120352867" chart:style-name="ch4"/>
        <chart:plot-area chart:style-name="ch5" table:cell-range-address="'tempo-e-vazaoV1'.A42:'tempo-e-vazaoV1'.I44" chart:data-source-has-labels="both" svg:x="0.69cm" svg:y="1.801cm" svg:width="9.871cm" svg:height="6.357cm">
          <chart:coordinate-region svg:x="1.682cm" svg:y="2cm" svg:width="8.442cm" svg:height="5.511cm"/>
          <chart:axis chart:dimension="x" chart:name="primary-x" chart:style-name="ch6" chartooo:axis-type="auto">
            <chartooo:date-scale/>
            <chart:title svg:x="4.893cm" svg:y="8.338cm" chart:style-name="ch7">
              <text:p>n threads</text:p>
            </chart:title>
            <chart:categories table:cell-range-address="'tempo-e-vazaoV1'.B42:'tempo-e-vazaoV1'.I42"/>
          </chart:axis>
          <chart:axis chart:dimension="y" chart:name="primary-y" chart:style-name="ch8">
            <chart:title svg:x="0.014cm" svg:y="6.646cm" chart:style-name="ch9">
              <text:p>vazao média (MEls/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tempo-e-vazaoV1'.B43:'tempo-e-vazaoV1'.I43" chart:label-cell-address="'tempo-e-vazaoV1'.A43:'tempo-e-vazaoV1'.A43" chart:class="chart:line">
            <chart:data-point chart:repeated="8"/>
          </chart:series>
          <chart:series chart:attached-axis="secondary-y" chart:style-name="ch13" chart:values-cell-range-address="'tempo-e-vazaoV1'.B44:'tempo-e-vazaoV1'.I44" chart:label-cell-address="'tempo-e-vazaoV1'.A44:'tempo-e-vazaoV1'.A44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tempo-e-vazaoV1'.B42:'tempo-e-vazaoV1'.I4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vazao média (Mels/S)</text:p>
                <draw:g>
                  <svg:desc>'tempo-e-vazaoV1'.A43:'tempo-e-vazaoV1'.A43</svg:desc>
                </draw:g>
              </table:table-cell>
              <table:table-cell office:value-type="float" office:value="825">
                <text:p>825</text:p>
                <draw:g>
                  <svg:desc>'tempo-e-vazaoV1'.B43:'tempo-e-vazaoV1'.I43</svg:desc>
                </draw:g>
              </table:table-cell>
              <table:table-cell office:value-type="float" office:value="924">
                <text:p>924</text:p>
              </table:table-cell>
              <table:table-cell office:value-type="float" office:value="926">
                <text:p>926</text:p>
              </table:table-cell>
              <table:table-cell office:value-type="float" office:value="948">
                <text:p>948</text:p>
              </table:table-cell>
              <table:table-cell office:value-type="float" office:value="906">
                <text:p>906</text:p>
              </table:table-cell>
              <table:table-cell office:value-type="float" office:value="922">
                <text:p>922</text:p>
              </table:table-cell>
              <table:table-cell office:value-type="float" office:value="927">
                <text:p>927</text:p>
              </table:table-cell>
              <table:table-cell office:value-type="float" office:value="934">
                <text:p>934</text:p>
              </table:table-cell>
            </table:table-row>
            <table:table-row>
              <table:table-cell office:value-type="string">
                <text:p>Aceleraçao</text:p>
                <draw:g>
                  <svg:desc>'tempo-e-vazaoV1'.A44:'tempo-e-vazaoV1'.A44</svg:desc>
                </draw:g>
              </table:table-cell>
              <table:table-cell office:value-type="float" office:value="1">
                <text:p>1</text:p>
                <draw:g>
                  <svg:desc>'tempo-e-vazaoV1'.B44:'tempo-e-vazaoV1'.I44</svg:desc>
                </draw:g>
              </table:table-cell>
              <table:table-cell office:value-type="float" office:value="1.12">
                <text:p>1.12</text:p>
              </table:table-cell>
              <table:table-cell office:value-type="float" office:value="1.12">
                <text:p>1.12</text:p>
              </table:table-cell>
              <table:table-cell office:value-type="float" office:value="1.15">
                <text:p>1.15</text:p>
              </table:table-cell>
              <table:table-cell office:value-type="float" office:value="1.1">
                <text:p>1.1</text:p>
              </table:table-cell>
              <table:table-cell office:value-type="float" office:value="1.12">
                <text:p>1.12</text:p>
              </table:table-cell>
              <table:table-cell office:value-type="float" office:value="1.12">
                <text:p>1.12</text:p>
              </table:table-cell>
              <table:table-cell office:value-type="float" office:value="1.13">
                <text:p>1.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interval-major="10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0" chart:maximum="3.5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796cm" svg:height="8.997cm" xlink:href=".." xlink:type="simple" chart:class="chart:line" chart:style-name="ch1">
        <chart:title svg:x="0.008cm" svg:y="0.363cm" chart:style-name="ch2">
          <text:p>Soma de prefixos paralela com Pthreads (long int)</text:p>
        </chart:title>
        <chart:subtitle svg:x="2.298cm" svg:y="1.776cm" chart:style-name="ch3">
          <text:p> i7-11300 (4 cores, 8 hyperthreads)</text:p>
        </chart:subtitle>
        <chart:legend chart:legend-position="end" svg:x="4.128cm" svg:y="2.194cm" style:legend-expansion="custom" svg:width="4.471cm" svg:height="1.585cm" style:legend-expansion-aspect-ratio="2.82082018927445" chart:style-name="ch4"/>
        <chart:plot-area chart:style-name="ch5" table:cell-range-address="'tempo-e-vazaoV0'.B17:'tempo-e-vazaoV0'.I19 'tempo-e-vazaoV0'.A18:'tempo-e-vazaoV0'.A19" chart:data-source-has-labels="both" svg:x="0.702cm" svg:y="1.912cm" svg:width="9.52cm" svg:height="6.354cm">
          <chart:coordinate-region svg:x="1.694cm" svg:y="2.111cm" svg:width="8.091cm" svg:height="5.508cm"/>
          <chart:axis chart:dimension="x" chart:name="primary-x" chart:style-name="ch6" chartooo:axis-type="auto">
            <chartooo:date-scale/>
            <chart:title svg:x="4.73cm" svg:y="8.437cm" chart:style-name="ch7">
              <text:p>n threads</text:p>
            </chart:title>
            <chart:categories table:cell-range-address="'tempo-e-vazaoV0'.B17:'tempo-e-vazaoV0'.I17"/>
          </chart:axis>
          <chart:axis chart:dimension="y" chart:name="primary-y" chart:style-name="ch8">
            <chart:title svg:x="0cm" svg:y="6.496cm" chart:style-name="ch9">
              <text:p>Tempo médio (m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tempo-e-vazaoV0'.B18:'tempo-e-vazaoV0'.I18" chart:label-cell-address="'tempo-e-vazaoV0'.A18:'tempo-e-vazaoV0'.A18" chart:class="chart:line">
            <chart:data-point chart:repeated="8"/>
          </chart:series>
          <chart:series chart:attached-axis="secondary-y" chart:style-name="ch13" chart:values-cell-range-address="'tempo-e-vazaoV0'.B19:'tempo-e-vazaoV0'.I19" chart:label-cell-address="'tempo-e-vazaoV0'.A19:'tempo-e-vazaoV0'.A19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tempo-e-vazaoV0'.B17:'tempo-e-vazaoV0'.I1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tempo médio (ms)</text:p>
                <draw:g>
                  <svg:desc>'tempo-e-vazaoV0'.A18:'tempo-e-vazaoV0'.A18</svg:desc>
                </draw:g>
              </table:table-cell>
              <table:table-cell office:value-type="float" office:value="1241.72">
                <text:p>1241.72</text:p>
                <draw:g>
                  <svg:desc>'tempo-e-vazaoV0'.B18:'tempo-e-vazaoV0'.I18</svg:desc>
                </draw:g>
              </table:table-cell>
              <table:table-cell office:value-type="float" office:value="815.88">
                <text:p>815.88</text:p>
              </table:table-cell>
              <table:table-cell office:value-type="float" office:value="708.92">
                <text:p>708.92</text:p>
              </table:table-cell>
              <table:table-cell office:value-type="float" office:value="654.79">
                <text:p>654.79</text:p>
              </table:table-cell>
              <table:table-cell office:value-type="float" office:value="655.42">
                <text:p>655.42</text:p>
              </table:table-cell>
              <table:table-cell office:value-type="float" office:value="646.45">
                <text:p>646.45</text:p>
              </table:table-cell>
              <table:table-cell office:value-type="float" office:value="646.25">
                <text:p>646.25</text:p>
              </table:table-cell>
              <table:table-cell office:value-type="float" office:value="650.36">
                <text:p>650.36</text:p>
              </table:table-cell>
            </table:table-row>
            <table:table-row>
              <table:table-cell office:value-type="string">
                <text:p>Aceleraçao</text:p>
                <draw:g>
                  <svg:desc>'tempo-e-vazaoV0'.A19:'tempo-e-vazaoV0'.A19</svg:desc>
                </draw:g>
              </table:table-cell>
              <table:table-cell office:value-type="float" office:value="1">
                <text:p>1</text:p>
                <draw:g>
                  <svg:desc>'tempo-e-vazaoV0'.B19:'tempo-e-vazaoV0'.I19</svg:desc>
                </draw:g>
              </table:table-cell>
              <table:table-cell office:value-type="float" office:value="1.52">
                <text:p>1.52</text:p>
              </table:table-cell>
              <table:table-cell office:value-type="float" office:value="1.75">
                <text:p>1.75</text:p>
              </table:table-cell>
              <table:table-cell office:value-type="float" office:value="1.9">
                <text:p>1.9</text:p>
              </table:table-cell>
              <table:table-cell office:value-type="float" office:value="1.89">
                <text:p>1.89</text:p>
              </table:table-cell>
              <table:table-cell office:value-type="float" office:value="1.92">
                <text:p>1.92</text:p>
              </table:table-cell>
              <table:table-cell office:value-type="float" office:value="1.92">
                <text:p>1.92</text:p>
              </table:table-cell>
              <table:table-cell office:value-type="float" office:value="1.91">
                <text:p>1.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800" chart:interval-major="100" chart:interval-minor-divisor="5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0" chart:maximum="4" chart:interval-major="1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1000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117cm" svg:height="9.006cm" xlink:href=".." xlink:type="simple" chart:class="chart:line" chart:style-name="ch1">
        <chart:title svg:x="0.21cm" svg:y="0.345cm" chart:style-name="ch2">
          <text:p>Soma de prefixos paralela com Pthreads (long int)</text:p>
        </chart:title>
        <chart:subtitle svg:x="2.458cm" svg:y="1.778cm" chart:style-name="ch3">
          <text:p> i7-11300 (4 cores, 8 hyperthreads)</text:p>
        </chart:subtitle>
        <chart:legend chart:legend-position="end" svg:x="4.879cm" svg:y="5.373cm" style:legend-expansion="custom" svg:width="4.604cm" svg:height="1.587cm" style:legend-expansion-aspect-ratio="2.90107120352867" chart:style-name="ch4"/>
        <chart:plot-area chart:style-name="ch5" table:cell-range-address="'tempo-e-vazaoV0'.B42:'tempo-e-vazaoV0'.I44 'tempo-e-vazaoV0'.A43:'tempo-e-vazaoV0'.A44" chart:data-source-has-labels="both" svg:x="0.875cm" svg:y="1.8cm" svg:width="9.686cm" svg:height="6.358cm">
          <chart:coordinate-region svg:x="1.682cm" svg:y="2cm" svg:width="8.442cm" svg:height="5.511cm"/>
          <chart:axis chart:dimension="x" chart:name="primary-x" chart:style-name="ch6" chartooo:axis-type="auto">
            <chartooo:date-scale/>
            <chart:title svg:x="4.986cm" svg:y="8.338cm" chart:style-name="ch7">
              <text:p>n threads</text:p>
            </chart:title>
            <chart:categories table:cell-range-address="'tempo-e-vazaoV0'.B42:'tempo-e-vazaoV0'.I42"/>
          </chart:axis>
          <chart:axis chart:dimension="y" chart:name="primary-y" chart:style-name="ch8">
            <chart:title svg:x="0.014cm" svg:y="6.645cm" chart:style-name="ch9">
              <text:p>vazao média (MEls/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tempo-e-vazaoV0'.B43:'tempo-e-vazaoV0'.I43" chart:label-cell-address="'tempo-e-vazaoV0'.A43:'tempo-e-vazaoV0'.A43" chart:class="chart:line">
            <chart:data-point chart:repeated="8"/>
          </chart:series>
          <chart:series chart:attached-axis="secondary-y" chart:style-name="ch13" chart:values-cell-range-address="'tempo-e-vazaoV0'.B44:'tempo-e-vazaoV0'.I44" chart:label-cell-address="'tempo-e-vazaoV0'.A44:'tempo-e-vazaoV0'.A44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tempo-e-vazaoV0'.B42:'tempo-e-vazaoV0'.I4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vazao média (Mels/S)</text:p>
                <draw:g>
                  <svg:desc>'tempo-e-vazaoV0'.A43:'tempo-e-vazaoV0'.A43</svg:desc>
                </draw:g>
              </table:table-cell>
              <table:table-cell office:value-type="float" office:value="403">
                <text:p>403</text:p>
                <draw:g>
                  <svg:desc>'tempo-e-vazaoV0'.B43:'tempo-e-vazaoV0'.I43</svg:desc>
                </draw:g>
              </table:table-cell>
              <table:table-cell office:value-type="float" office:value="613">
                <text:p>613</text:p>
              </table:table-cell>
              <table:table-cell office:value-type="float" office:value="705">
                <text:p>705</text:p>
              </table:table-cell>
              <table:table-cell office:value-type="float" office:value="764">
                <text:p>764</text:p>
              </table:table-cell>
              <table:table-cell office:value-type="float" office:value="763">
                <text:p>763</text:p>
              </table:table-cell>
              <table:table-cell office:value-type="float" office:value="773">
                <text:p>773</text:p>
              </table:table-cell>
              <table:table-cell office:value-type="float" office:value="774">
                <text:p>774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Aceleraçao</text:p>
                <draw:g>
                  <svg:desc>'tempo-e-vazaoV0'.A44:'tempo-e-vazaoV0'.A44</svg:desc>
                </draw:g>
              </table:table-cell>
              <table:table-cell office:value-type="float" office:value="1">
                <text:p>1</text:p>
                <draw:g>
                  <svg:desc>'tempo-e-vazaoV0'.B44:'tempo-e-vazaoV0'.I44</svg:desc>
                </draw:g>
              </table:table-cell>
              <table:table-cell office:value-type="float" office:value="1.52">
                <text:p>1.52</text:p>
              </table:table-cell>
              <table:table-cell office:value-type="float" office:value="1.75">
                <text:p>1.75</text:p>
              </table:table-cell>
              <table:table-cell office:value-type="float" office:value="1.9">
                <text:p>1.9</text:p>
              </table:table-cell>
              <table:table-cell office:value-type="float" office:value="1.89">
                <text:p>1.89</text:p>
              </table:table-cell>
              <table:table-cell office:value-type="float" office:value="1.92">
                <text:p>1.92</text:p>
              </table:table-cell>
              <table:table-cell office:value-type="float" office:value="1.92">
                <text:p>1.92</text:p>
              </table:table-cell>
              <table:table-cell office:value-type="float" office:value="1.91">
                <text:p>1.9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6300" chart:interval-major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1" chart:maximum="3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796cm" svg:height="8.997cm" xlink:href=".." xlink:type="simple" chart:class="chart:line" chart:style-name="ch1">
        <chart:title svg:x="1.345cm" svg:y="0.324cm" chart:style-name="ch2">
          <text:p>Soma de prefixos paralela com Pthreads (long int)</text:p>
        </chart:title>
        <chart:subtitle svg:x="2.619cm" svg:y="1.427cm" chart:style-name="ch3">
          <text:p> i5-7500 (4 cores, 4 hyperthreads)</text:p>
        </chart:subtitle>
        <chart:legend chart:legend-position="end" svg:x="5.06cm" svg:y="2.369cm" style:legend-expansion="custom" svg:width="4.471cm" svg:height="1.585cm" style:legend-expansion-aspect-ratio="2.82082018927445" chart:style-name="ch4"/>
        <chart:plot-area chart:style-name="ch5" table:cell-range-address="'tempo-e-vazaoV1'.A17:'tempo-e-vazaoV1'.I19" chart:data-source-has-labels="both" svg:x="0.702cm" svg:y="1.912cm" svg:width="9.52cm" svg:height="6.354cm">
          <chart:coordinate-region svg:x="1.694cm" svg:y="2.111cm" svg:width="8.091cm" svg:height="5.508cm"/>
          <chart:axis chart:dimension="x" chart:name="primary-x" chart:style-name="ch6" chartooo:axis-type="auto">
            <chartooo:date-scale/>
            <chart:title svg:x="4.73cm" svg:y="8.437cm" chart:style-name="ch7">
              <text:p>n threads</text:p>
            </chart:title>
            <chart:categories table:cell-range-address="'tempo-e-vazaoV1'.B17:'tempo-e-vazaoV1'.I17"/>
          </chart:axis>
          <chart:axis chart:dimension="y" chart:name="primary-y" chart:style-name="ch8">
            <chart:title svg:x="0cm" svg:y="6.496cm" chart:style-name="ch9">
              <text:p>Tempo médio (m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tempo-e-vazaoV1'.B18:'tempo-e-vazaoV1'.I18" chart:label-cell-address="'tempo-e-vazaoV1'.A18:'tempo-e-vazaoV1'.A18" chart:class="chart:line">
            <chart:data-point chart:repeated="8"/>
          </chart:series>
          <chart:series chart:attached-axis="secondary-y" chart:style-name="ch13" chart:values-cell-range-address="'tempo-e-vazaoV1'.B19:'tempo-e-vazaoV1'.I19" chart:label-cell-address="'tempo-e-vazaoV1'.A19:'tempo-e-vazaoV1'.A19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tempo-e-vazaoV1'.B17:'tempo-e-vazaoV1'.I1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tempo médio (ms)</text:p>
                <draw:g>
                  <svg:desc>'tempo-e-vazaoV1'.A18:'tempo-e-vazaoV1'.A18</svg:desc>
                </draw:g>
              </table:table-cell>
              <table:table-cell office:value-type="float" office:value="6059.46">
                <text:p>6059.46</text:p>
                <draw:g>
                  <svg:desc>'tempo-e-vazaoV1'.B18:'tempo-e-vazaoV1'.I18</svg:desc>
                </draw:g>
              </table:table-cell>
              <table:table-cell office:value-type="float" office:value="5410">
                <text:p>5410</text:p>
              </table:table-cell>
              <table:table-cell office:value-type="float" office:value="5400">
                <text:p>5400</text:p>
              </table:table-cell>
              <table:table-cell office:value-type="float" office:value="5272">
                <text:p>5272</text:p>
              </table:table-cell>
              <table:table-cell office:value-type="float" office:value="5519">
                <text:p>5519</text:p>
              </table:table-cell>
              <table:table-cell office:value-type="float" office:value="5421">
                <text:p>5421</text:p>
              </table:table-cell>
              <table:table-cell office:value-type="float" office:value="5396">
                <text:p>5396</text:p>
              </table:table-cell>
              <table:table-cell office:value-type="float" office:value="5356">
                <text:p>5356</text:p>
              </table:table-cell>
            </table:table-row>
            <table:table-row>
              <table:table-cell office:value-type="string">
                <text:p>Aceleraçao</text:p>
                <draw:g>
                  <svg:desc>'tempo-e-vazaoV1'.A19:'tempo-e-vazaoV1'.A19</svg:desc>
                </draw:g>
              </table:table-cell>
              <table:table-cell office:value-type="float" office:value="1">
                <text:p>1</text:p>
                <draw:g>
                  <svg:desc>'tempo-e-vazaoV1'.B19:'tempo-e-vazaoV1'.I19</svg:desc>
                </draw:g>
              </table:table-cell>
              <table:table-cell office:value-type="float" office:value="1.12">
                <text:p>1.12</text:p>
              </table:table-cell>
              <table:table-cell office:value-type="float" office:value="1.12">
                <text:p>1.12</text:p>
              </table:table-cell>
              <table:table-cell office:value-type="float" office:value="1.15">
                <text:p>1.15</text:p>
              </table:table-cell>
              <table:table-cell office:value-type="float" office:value="1.1">
                <text:p>1.1</text:p>
              </table:table-cell>
              <table:table-cell office:value-type="float" office:value="1.12">
                <text:p>1.12</text:p>
              </table:table-cell>
              <table:table-cell office:value-type="float" office:value="1.12">
                <text:p>1.12</text:p>
              </table:table-cell>
              <table:table-cell office:value-type="float" office:value="1.13">
                <text:p>1.1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2000" chart:interval-major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tick-marks-minor-inner="false" chart:tick-marks-minor-outer="true" chart:logarithmic="false" chart:minimum="0" chart:maximum="2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006400" draw:fill-color="#006400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0.796cm" svg:height="8.997cm" xlink:href=".." xlink:type="simple" chart:class="chart:line" chart:style-name="ch1">
        <chart:title svg:x="0.023cm" svg:y="0.028cm" chart:style-name="ch2">
          <text:p>Soma de prefixos paralela com Pthreads (long int)
      (comparação de versões: v1 com v2)</text:p>
        </chart:title>
        <chart:subtitle svg:x="2.444cm" svg:y="1.19cm" chart:style-name="ch3">
          <text:p> i7-11300 (4 cores, 8 hyperthreads)</text:p>
        </chart:subtitle>
        <chart:legend chart:legend-position="end" svg:x="4.279cm" svg:y="3.808cm" style:legend-expansion="custom" svg:width="5.239cm" svg:height="1.585cm" style:legend-expansion-aspect-ratio="3.30536277602524" chart:style-name="ch4"/>
        <chart:plot-area chart:style-name="ch5" table:cell-range-address="'compara-v1-e-v0'.B2:'compara-v1-e-v0'.I5 'compara-v1-e-v0'.A3:'compara-v1-e-v0'.A5" chart:data-source-has-labels="both" svg:x="0.702cm" svg:y="1.912cm" svg:width="9.52cm" svg:height="6.354cm">
          <chart:coordinate-region svg:x="1.694cm" svg:y="2.111cm" svg:width="8.091cm" svg:height="5.508cm"/>
          <chart:axis chart:dimension="x" chart:name="primary-x" chart:style-name="ch6" chartooo:axis-type="auto">
            <chartooo:date-scale/>
            <chart:title svg:x="4.73cm" svg:y="8.437cm" chart:style-name="ch7">
              <text:p>n threads</text:p>
            </chart:title>
            <chart:categories table:cell-range-address="'compara-v1-e-v0'.B2:'compara-v1-e-v0'.I2"/>
          </chart:axis>
          <chart:axis chart:dimension="y" chart:name="primary-y" chart:style-name="ch8">
            <chart:title svg:x="0cm" svg:y="6.496cm" chart:style-name="ch9">
              <text:p>Tempo médio (m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compara-v1-e-v0'.B3:'compara-v1-e-v0'.I3" chart:label-cell-address="'compara-v1-e-v0'.A3:'compara-v1-e-v0'.A3" chart:class="chart:line">
            <chart:data-point chart:repeated="8"/>
          </chart:series>
          <chart:series chart:attached-axis="primary-y" chart:style-name="ch13" chart:values-cell-range-address="'compara-v1-e-v0'.B4:'compara-v1-e-v0'.I4" chart:label-cell-address="'compara-v1-e-v0'.A4:'compara-v1-e-v0'.A4" chart:class="chart:line">
            <chart:data-point chart:repeated="8"/>
          </chart:series>
          <chart:series chart:attached-axis="secondary-y" chart:style-name="ch14" chart:values-cell-range-address="'compara-v1-e-v0'.B5:'compara-v1-e-v0'.I5" chart:label-cell-address="'compara-v1-e-v0'.A5:'compara-v1-e-v0'.A5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compara-v1-e-v0'.B2:'compara-v1-e-v0'.I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tempo médio V1 (ms)</text:p>
                <draw:g>
                  <svg:desc>'compara-v1-e-v0'.A3:'compara-v1-e-v0'.A3</svg:desc>
                </draw:g>
              </table:table-cell>
              <table:table-cell office:value-type="float" office:value="1241.72">
                <text:p>1241.72</text:p>
                <draw:g>
                  <svg:desc>'compara-v1-e-v0'.B3:'compara-v1-e-v0'.I3</svg:desc>
                </draw:g>
              </table:table-cell>
              <table:table-cell office:value-type="float" office:value="815.88">
                <text:p>815.88</text:p>
              </table:table-cell>
              <table:table-cell office:value-type="float" office:value="708.92">
                <text:p>708.92</text:p>
              </table:table-cell>
              <table:table-cell office:value-type="float" office:value="654.79">
                <text:p>654.79</text:p>
              </table:table-cell>
              <table:table-cell office:value-type="float" office:value="655.42">
                <text:p>655.42</text:p>
              </table:table-cell>
              <table:table-cell office:value-type="float" office:value="646.45">
                <text:p>646.45</text:p>
              </table:table-cell>
              <table:table-cell office:value-type="float" office:value="646.25">
                <text:p>646.25</text:p>
              </table:table-cell>
              <table:table-cell office:value-type="float" office:value="650.36">
                <text:p>650.36</text:p>
              </table:table-cell>
            </table:table-row>
            <table:table-row>
              <table:table-cell office:value-type="string">
                <text:p>tempo médio V2 (ms)</text:p>
                <draw:g>
                  <svg:desc>'compara-v1-e-v0'.A4:'compara-v1-e-v0'.A4</svg:desc>
                </draw:g>
              </table:table-cell>
              <table:table-cell office:value-type="float" office:value="6059.46">
                <text:p>6059.46</text:p>
                <draw:g>
                  <svg:desc>'compara-v1-e-v0'.B4:'compara-v1-e-v0'.I4</svg:desc>
                </draw:g>
              </table:table-cell>
              <table:table-cell office:value-type="float" office:value="5410">
                <text:p>5410</text:p>
              </table:table-cell>
              <table:table-cell office:value-type="float" office:value="5400">
                <text:p>5400</text:p>
              </table:table-cell>
              <table:table-cell office:value-type="float" office:value="5272">
                <text:p>5272</text:p>
              </table:table-cell>
              <table:table-cell office:value-type="float" office:value="5519">
                <text:p>5519</text:p>
              </table:table-cell>
              <table:table-cell office:value-type="float" office:value="5421">
                <text:p>5421</text:p>
              </table:table-cell>
              <table:table-cell office:value-type="float" office:value="5396">
                <text:p>5396</text:p>
              </table:table-cell>
              <table:table-cell office:value-type="float" office:value="5356">
                <text:p>5356</text:p>
              </table:table-cell>
            </table:table-row>
            <table:table-row>
              <table:table-cell office:value-type="string">
                <text:p>Aceleraçao v2 sobre V1</text:p>
                <draw:g>
                  <svg:desc>'compara-v1-e-v0'.A5:'compara-v1-e-v0'.A5</svg:desc>
                </draw:g>
              </table:table-cell>
              <table:table-cell office:value-type="float" office:value="0.2">
                <text:p>0.2</text:p>
                <draw:g>
                  <svg:desc>'compara-v1-e-v0'.B5:'compara-v1-e-v0'.I5</svg:desc>
                </draw:g>
              </table:table-cell>
              <table:table-cell office:value-type="float" office:value="0.15">
                <text:p>0.15</text:p>
              </table:table-cell>
              <table:table-cell office:value-type="float" office:value="0.13">
                <text:p>0.13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